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52FF0000309448A1D4BE.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ucida Console1" svg:font-family="'Lucida Console'" style:font-family-generic="roman"/>
    <style:font-face style:name="Lucida Console" svg:font-family="'Lucida Console'"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style:text-underline-style="solid" style:text-underline-width="auto" style:text-underline-color="font-color" fo:font-weight="bold" officeooo:rsid="00189762" officeooo:paragraph-rsid="00189762" style:font-weight-asian="bold" style:font-weight-complex="bold"/>
    </style:style>
    <style:style style:name="P2" style:family="paragraph" style:parent-style-name="Standard">
      <style:text-properties fo:color="#000000" style:font-name="Lucida Console1" fo:font-size="9pt" style:font-size-asian="9pt"/>
    </style:style>
    <style:style style:name="P3" style:family="paragraph" style:parent-style-name="Standard">
      <style:paragraph-properties fo:line-height="150%"/>
      <style:text-properties fo:color="#000000" style:font-name="Lucida Console1" fo:font-size="9pt" style:font-size-asian="9pt"/>
    </style:style>
    <style:style style:name="P4" style:family="paragraph" style:parent-style-name="Standard">
      <style:text-properties fo:color="#000000" style:font-name="Lucida Console1" fo:font-size="9pt" fo:font-weight="normal" style:font-size-asian="9pt" style:font-weight-asian="normal"/>
    </style:style>
    <style:style style:name="P5" style:family="paragraph" style:parent-style-name="Standard">
      <style:text-properties fo:color="#000000" style:font-name="Lucida Console1" fo:font-size="9pt" fo:font-weight="normal" style:font-size-asian="9pt" style:font-weight-asian="normal" style:font-weight-complex="normal"/>
    </style:style>
    <style:style style:name="P6" style:family="paragraph" style:parent-style-name="Standard">
      <style:paragraph-properties fo:line-height="100%"/>
      <style:text-properties fo:color="#000000" style:font-name="Lucida Console1" fo:font-size="9pt" fo:font-weight="normal" style:font-size-asian="9pt" style:font-weight-asian="normal" style:font-weight-complex="normal"/>
    </style:style>
    <style:style style:name="P7" style:family="paragraph" style:parent-style-name="Standard">
      <style:paragraph-properties fo:line-height="150%"/>
      <style:text-properties fo:color="#000000" style:font-name="Lucida Console1" fo:font-size="9pt" fo:font-weight="normal" style:font-size-asian="9pt" style:font-weight-asian="normal"/>
    </style:style>
    <style:style style:name="P8" style:family="paragraph" style:parent-style-name="Standard">
      <style:paragraph-properties fo:line-height="150%"/>
    </style:style>
    <style:style style:name="P9" style:family="paragraph" style:parent-style-name="Standard">
      <style:text-properties fo:color="#bf0000" style:font-name="Lucida Console1" fo:font-size="9pt" style:font-size-asian="9pt"/>
    </style:style>
    <style:style style:name="P10" style:family="paragraph" style:parent-style-name="Standard">
      <style:paragraph-properties fo:line-height="150%"/>
      <style:text-properties fo:color="#bf0000" style:font-name="Lucida Console1" fo:font-size="9pt" style:font-size-asian="9pt"/>
    </style:style>
    <style:style style:name="P11" style:family="paragraph" style:parent-style-name="Standard">
      <style:text-properties fo:color="#bf0000" style:font-name="Lucida Console1" fo:font-size="9pt" fo:font-weight="normal" style:font-size-asian="9pt" style:font-weight-asian="normal"/>
    </style:style>
    <style:style style:name="P12" style:family="paragraph" style:parent-style-name="Standard">
      <style:text-properties fo:color="#bf0000" style:font-name="Lucida Console1" fo:font-size="9pt" fo:font-weight="normal" style:font-size-asian="9pt" style:font-weight-asian="normal" style:font-weight-complex="normal"/>
    </style:style>
    <style:style style:name="P13" style:family="paragraph" style:parent-style-name="Standard">
      <style:text-properties fo:color="#00bf00" style:font-name="Lucida Console1" fo:font-size="9pt" style:font-size-asian="9pt"/>
    </style:style>
    <style:style style:name="P14" style:family="paragraph" style:parent-style-name="Standard">
      <style:text-properties fo:color="#00bf00" style:font-name="Lucida Console1" fo:font-size="9pt" fo:font-weight="normal" style:font-size-asian="9pt" style:font-weight-asian="normal"/>
    </style:style>
    <style:style style:name="P15" style:family="paragraph" style:parent-style-name="Standard">
      <style:paragraph-properties fo:line-height="150%"/>
      <style:text-properties fo:color="#00bf00" style:font-name="Lucida Console1" fo:font-size="9pt" fo:font-weight="normal" style:font-size-asian="9pt" style:font-weight-asian="normal"/>
    </style:style>
    <style:style style:name="P16" style:family="paragraph" style:parent-style-name="Standard">
      <style:text-properties fo:color="#00bf00" style:font-name="Lucida Console1" fo:font-size="9pt" fo:font-weight="normal" style:font-size-asian="9pt" style:font-weight-asian="normal" style:font-weight-complex="normal"/>
    </style:style>
    <style:style style:name="P17" style:family="paragraph" style:parent-style-name="Standard">
      <style:paragraph-properties fo:line-height="100%" fo:text-align="start" style:justify-single-word="false"/>
      <style:text-properties fo:color="#333333" style:font-name="Lucida Console" fo:font-size="9pt" style:font-size-asian="9pt" style:font-size-complex="9pt"/>
    </style:style>
    <style:style style:name="P18" style:family="paragraph" style:parent-style-name="Standard">
      <style:paragraph-properties fo:line-height="150%" fo:text-align="start" style:justify-single-word="false"/>
      <style:text-properties fo:color="#333333" style:font-name="Lucida Console" fo:font-size="9pt" style:font-size-asian="9pt" style:font-size-complex="9pt"/>
    </style:style>
    <style:style style:name="P19" style:family="paragraph" style:parent-style-name="Standard">
      <style:text-properties fo:color="#00bfbf" style:font-name="Lucida Console1" fo:font-size="9pt" fo:font-weight="normal" style:font-size-asian="9pt" style:font-weight-asian="normal"/>
    </style:style>
    <style:style style:name="P20" style:family="paragraph" style:parent-style-name="Standard">
      <style:text-properties fo:color="#00bfbf" style:font-name="Lucida Console1" fo:font-size="9pt" fo:font-weight="normal" style:font-size-asian="9pt" style:font-weight-asian="normal" style:font-weight-complex="normal"/>
    </style:style>
    <style:style style:name="P21" style:family="paragraph" style:parent-style-name="Standard">
      <style:text-properties fo:color="#bfbf00" style:font-name="Lucida Console1" fo:font-size="9pt" style:font-size-asian="9pt"/>
    </style:style>
    <style:style style:name="P22" style:family="paragraph" style:parent-style-name="Standard">
      <style:text-properties fo:color="#bfbf00" style:font-name="Lucida Console1" fo:font-size="9pt" fo:font-weight="normal" style:font-size-asian="9pt" style:font-weight-asian="normal" style:font-weight-complex="normal"/>
    </style:style>
    <style:style style:name="P2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1a4f03" officeooo:paragraph-rsid="001a4f03" style:font-weight-asian="normal" style:font-weight-complex="normal"/>
    </style:style>
    <style:style style:name="P2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33d62a" officeooo:paragraph-rsid="0033d62a" style:font-weight-asian="normal" style:font-weight-complex="normal"/>
    </style:style>
    <style:style style:name="P2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3f4fef" officeooo:paragraph-rsid="003f4fef" style:font-weight-asian="normal" style:font-weight-complex="normal"/>
    </style:style>
    <style:style style:name="P2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55571a" officeooo:paragraph-rsid="0055571a" style:font-weight-asian="normal" style:font-weight-complex="normal"/>
    </style:style>
    <style:style style:name="P2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61b45f" officeooo:paragraph-rsid="0061b45f" style:font-weight-asian="normal" style:font-weight-complex="normal"/>
    </style:style>
    <style:style style:name="P2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653875" officeooo:paragraph-rsid="00653875" style:font-weight-asian="normal" style:font-weight-complex="normal"/>
    </style:style>
    <style:style style:name="P2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6cbb4b" officeooo:paragraph-rsid="006cbb4b" style:font-weight-asian="normal" style:font-weight-complex="normal"/>
    </style:style>
    <style:style style:name="P3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6f6d69" officeooo:paragraph-rsid="006f6d69" style:font-weight-asian="normal" style:font-weight-complex="normal"/>
    </style:style>
    <style:style style:name="P3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7f3f86" officeooo:paragraph-rsid="007f3f86" style:font-weight-asian="normal" style:font-weight-complex="normal"/>
    </style:style>
    <style:style style:name="P3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8eafa8" officeooo:paragraph-rsid="008eafa8" style:font-weight-asian="normal" style:font-weight-complex="normal"/>
    </style:style>
    <style:style style:name="P3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96ea7f" officeooo:paragraph-rsid="0096ea7f" style:font-weight-asian="normal" style:font-weight-complex="normal"/>
    </style:style>
    <style:style style:name="P3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9d0cfb" officeooo:paragraph-rsid="009d0cfb" style:font-weight-asian="normal" style:font-weight-complex="normal"/>
    </style:style>
    <style:style style:name="P3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9f23e5" officeooo:paragraph-rsid="009f23e5" style:font-weight-asian="normal" style:font-weight-complex="normal"/>
    </style:style>
    <style:style style:name="P3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a81ac4" officeooo:paragraph-rsid="00a81ac4" style:font-weight-asian="normal" style:font-weight-complex="normal"/>
    </style:style>
    <style:style style:name="P3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afe331" officeooo:paragraph-rsid="00afe331" style:font-weight-asian="normal" style:font-weight-complex="normal"/>
    </style:style>
    <style:style style:name="P3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b0407a" officeooo:paragraph-rsid="00b0407a" style:font-weight-asian="normal" style:font-weight-complex="normal"/>
    </style:style>
    <style:style style:name="P3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b3d344" officeooo:paragraph-rsid="00b3d344" style:font-weight-asian="normal" style:font-weight-complex="normal"/>
    </style:style>
    <style:style style:name="P4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b5b00a" officeooo:paragraph-rsid="00b5b00a" style:font-weight-asian="normal" style:font-weight-complex="normal"/>
    </style:style>
    <style:style style:name="P4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solid" style:text-underline-width="auto" style:text-underline-color="font-color" fo:font-weight="normal" officeooo:rsid="0025955d" officeooo:paragraph-rsid="0025955d" style:font-weight-asian="normal" style:font-weight-complex="normal"/>
    </style:style>
    <style:style style:name="P4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solid" style:text-underline-width="auto" style:text-underline-color="font-color" fo:font-weight="normal" officeooo:rsid="001eb454" officeooo:paragraph-rsid="001eb454" style:font-weight-asian="normal" style:font-weight-complex="normal"/>
    </style:style>
    <style:style style:name="P4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solid" style:text-underline-width="auto" style:text-underline-color="font-color" fo:font-weight="normal" officeooo:rsid="002915d4" officeooo:paragraph-rsid="002915d4" style:font-weight-asian="normal" style:font-weight-complex="normal"/>
    </style:style>
    <style:style style:name="P4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solid" style:text-underline-width="auto" style:text-underline-color="font-color" fo:font-weight="normal" officeooo:rsid="0034fcb3" officeooo:paragraph-rsid="0034fcb3" style:font-weight-asian="normal" style:font-weight-complex="normal"/>
    </style:style>
    <style:style style:name="P4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solid" style:text-underline-width="auto" style:text-underline-color="font-color" fo:font-weight="normal" officeooo:rsid="003abc18" officeooo:paragraph-rsid="003abc18" style:font-weight-asian="normal" style:font-weight-complex="normal"/>
    </style:style>
    <style:style style:name="P4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solid" style:text-underline-width="auto" style:text-underline-color="font-color" fo:font-weight="normal" officeooo:rsid="0055571a" officeooo:paragraph-rsid="0055571a" style:font-weight-asian="normal" style:font-weight-complex="normal"/>
    </style:style>
    <style:style style:name="P4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solid" style:text-underline-width="auto" style:text-underline-color="font-color" fo:font-weight="normal" officeooo:rsid="00725ee8" officeooo:paragraph-rsid="00725ee8" style:font-weight-asian="normal" style:font-weight-complex="normal"/>
    </style:style>
    <style:style style:name="P4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solid" style:text-underline-width="auto" style:text-underline-color="font-color" fo:font-weight="normal" officeooo:rsid="007f3f86" officeooo:paragraph-rsid="007f3f86" style:font-weight-asian="normal" style:font-weight-complex="normal"/>
    </style:style>
    <style:style style:name="P4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solid" style:text-underline-width="auto" style:text-underline-color="font-color" fo:font-weight="normal" officeooo:rsid="0085863f" officeooo:paragraph-rsid="0085863f" style:font-weight-asian="normal" style:font-weight-complex="normal"/>
    </style:style>
    <style:style style:name="P5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solid" style:text-underline-width="auto" style:text-underline-color="font-color" fo:font-weight="normal" officeooo:rsid="00983663" officeooo:paragraph-rsid="00983663" style:font-weight-asian="normal" style:font-weight-complex="normal"/>
    </style:style>
    <style:style style:name="P5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solid" style:text-underline-width="auto" style:text-underline-color="font-color" fo:font-weight="normal" officeooo:rsid="009aa724" officeooo:paragraph-rsid="009aa724" style:font-weight-asian="normal" style:font-weight-complex="normal"/>
    </style:style>
    <style:style style:name="P5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solid" style:text-underline-width="auto" style:text-underline-color="font-color" fo:font-weight="normal" officeooo:rsid="00aa9269" officeooo:paragraph-rsid="00aa9269" style:font-weight-asian="normal" style:font-weight-complex="normal"/>
    </style:style>
    <style:style style:name="P5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solid" style:text-underline-width="auto" style:text-underline-color="font-color" fo:font-weight="normal" officeooo:rsid="00b5b00a" officeooo:paragraph-rsid="00b5b00a" style:font-weight-asian="normal" style:font-weight-complex="normal"/>
    </style:style>
    <style:style style:name="P5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solid" style:text-underline-width="auto" style:text-underline-color="font-color" fo:font-weight="normal" officeooo:rsid="00b6bb27" officeooo:paragraph-rsid="00b6bb27" style:font-weight-asian="normal" style:font-weight-complex="normal"/>
    </style:style>
    <style:style style:name="P5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1c457c" officeooo:paragraph-rsid="001c457c" style:font-size-asian="9pt" style:font-weight-asian="normal" style:font-size-complex="9pt" style:font-weight-complex="normal"/>
    </style:style>
    <style:style style:name="P5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27cb41" officeooo:paragraph-rsid="0027cb41" style:font-size-asian="9pt" style:font-weight-asian="normal" style:font-size-complex="9pt" style:font-weight-complex="normal"/>
    </style:style>
    <style:style style:name="P5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27cb41" officeooo:paragraph-rsid="0038596a" style:font-size-asian="9pt" style:font-weight-asian="normal" style:font-size-complex="9pt" style:font-weight-complex="normal"/>
    </style:style>
    <style:style style:name="P5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31d477" officeooo:paragraph-rsid="0031d477" style:font-size-asian="9pt" style:font-weight-asian="normal" style:font-size-complex="9pt" style:font-weight-complex="normal"/>
    </style:style>
    <style:style style:name="P5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31d477" officeooo:paragraph-rsid="0031d477" style:font-size-asian="9pt" style:font-weight-asian="normal" style:font-size-complex="9pt" style:font-weight-complex="normal"/>
    </style:style>
    <style:style style:name="P6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334aa1" officeooo:paragraph-rsid="00334aa1" style:font-size-asian="9pt" style:font-weight-asian="normal" style:font-size-complex="9pt" style:font-weight-complex="normal"/>
    </style:style>
    <style:style style:name="P6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334aa1" officeooo:paragraph-rsid="00334aa1" style:font-size-asian="9pt" style:font-weight-asian="normal" style:font-size-complex="9pt" style:font-weight-complex="normal"/>
    </style:style>
    <style:style style:name="P6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3abc18" officeooo:paragraph-rsid="003abc18" style:font-size-asian="9pt" style:font-weight-asian="normal" style:font-size-complex="9pt" style:font-weight-complex="normal"/>
    </style:style>
    <style:style style:name="P6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3abc18" officeooo:paragraph-rsid="003abc18" style:font-size-asian="9pt" style:font-weight-asian="normal" style:font-size-complex="9pt" style:font-weight-complex="normal"/>
    </style:style>
    <style:style style:name="P6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5f0fb9" officeooo:paragraph-rsid="005f0fb9" style:font-size-asian="9pt" style:font-weight-asian="normal" style:font-size-complex="9pt" style:font-weight-complex="normal"/>
    </style:style>
    <style:style style:name="P6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c5000b" style:font-name="Lucida Console" fo:font-size="9pt" style:text-underline-style="none" fo:font-weight="normal" officeooo:rsid="0027cb41" officeooo:paragraph-rsid="0027cb41" style:font-size-asian="9pt" style:font-weight-asian="normal" style:font-size-complex="9pt" style:font-weight-complex="normal"/>
    </style:style>
    <style:style style:name="P6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c5000b" style:font-name="Lucida Console" fo:font-size="9pt" style:text-underline-style="none" fo:font-weight="normal" officeooo:rsid="0027cb41" officeooo:paragraph-rsid="0038596a" style:font-size-asian="9pt" style:font-weight-asian="normal" style:font-size-complex="9pt" style:font-weight-complex="normal"/>
    </style:style>
    <style:style style:name="P6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Lucida Console1" fo:font-size="9pt" style:text-underline-style="none" fo:font-weight="normal" officeooo:rsid="002beb9e" officeooo:paragraph-rsid="002beb9e" style:font-size-asian="9pt" style:font-weight-asian="normal" style:font-weight-complex="normal"/>
    </style:style>
    <style:style style:name="P6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Lucida Console1" fo:font-size="9pt" style:text-underline-style="none" fo:font-weight="normal" officeooo:rsid="003b1fdc" officeooo:paragraph-rsid="003b1fdc" style:font-size-asian="9pt" style:font-weight-asian="normal" style:font-weight-complex="normal"/>
    </style:style>
    <style:style style:name="P6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Lucida Console1" fo:font-size="9pt" style:text-underline-style="none" fo:font-weight="normal" officeooo:rsid="0040a14e" officeooo:paragraph-rsid="0040a14e" style:font-size-asian="9pt" style:font-weight-asian="normal" style:font-weight-complex="normal"/>
    </style:style>
    <style:style style:name="P7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Lucida Console1" fo:font-size="9pt" style:text-underline-style="none" fo:font-weight="normal" officeooo:rsid="00478452" officeooo:paragraph-rsid="004d49d1" style:font-size-asian="9pt" style:font-weight-asian="normal" style:font-weight-complex="normal"/>
    </style:style>
    <style:style style:name="P7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Lucida Console1" fo:font-size="9pt" style:text-underline-style="none" fo:font-weight="normal" officeooo:rsid="00743b6d" officeooo:paragraph-rsid="00743b6d" style:font-size-asian="9pt" style:font-weight-asian="normal" style:font-weight-complex="normal"/>
    </style:style>
    <style:style style:name="P7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Lucida Console1" fo:font-size="9pt" style:text-underline-style="none" fo:font-weight="normal" officeooo:rsid="00774bd9" officeooo:paragraph-rsid="00774bd9" style:font-size-asian="9pt" style:font-weight-asian="normal" style:font-weight-complex="normal"/>
    </style:style>
    <style:style style:name="P7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Lucida Console1" fo:font-size="9pt" style:text-underline-style="none" fo:font-weight="normal" officeooo:rsid="00787c06" officeooo:paragraph-rsid="00787c06" style:font-size-asian="9pt" style:font-weight-asian="normal" style:font-weight-complex="normal"/>
    </style:style>
    <style:style style:name="P7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000000" style:font-name="Lucida Console1" fo:font-size="9pt" style:text-underline-style="none" fo:font-weight="normal" officeooo:rsid="007a8dec" officeooo:paragraph-rsid="007a8dec" style:font-size-asian="9pt" style:font-weight-asian="normal" style:font-weight-complex="normal"/>
    </style:style>
    <style:style style:name="P7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Lucida Console1" fo:font-size="9pt" style:text-underline-style="none" fo:font-weight="normal" officeooo:rsid="0081223f" officeooo:paragraph-rsid="0081223f" style:font-size-asian="9pt" style:font-weight-asian="normal" style:font-weight-complex="normal"/>
    </style:style>
    <style:style style:name="P7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Lucida Console1" fo:font-size="9pt" style:text-underline-style="none" fo:font-weight="normal" officeooo:rsid="0087df8f" officeooo:paragraph-rsid="0087df8f" style:font-size-asian="9pt" style:font-weight-asian="normal" style:font-weight-complex="normal"/>
    </style:style>
    <style:style style:name="P7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Lucida Console1" fo:font-size="9pt" style:text-underline-style="none" fo:font-weight="normal" officeooo:rsid="0088b062" officeooo:paragraph-rsid="0088b062" style:font-size-asian="9pt" style:font-weight-asian="normal" style:font-weight-complex="normal"/>
    </style:style>
    <style:style style:name="P7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Lucida Console1" fo:font-size="9pt" style:text-underline-style="none" fo:font-weight="normal" officeooo:rsid="008c617f" officeooo:paragraph-rsid="008c617f" style:font-size-asian="9pt" style:font-weight-asian="normal" style:font-weight-complex="normal"/>
    </style:style>
    <style:style style:name="P7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Lucida Console1" fo:font-size="9pt" style:text-underline-style="none" fo:font-weight="normal" officeooo:rsid="008eafa8" officeooo:paragraph-rsid="008eafa8" style:font-size-asian="9pt" style:font-weight-asian="normal" style:font-weight-complex="normal"/>
    </style:style>
    <style:style style:name="P8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Lucida Console1" fo:font-size="9pt" style:text-underline-style="none" fo:font-weight="normal" officeooo:rsid="009aa724" officeooo:paragraph-rsid="009aa724" style:font-size-asian="9pt" style:font-weight-asian="normal" style:font-weight-complex="normal"/>
    </style:style>
    <style:style style:name="P8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Lucida Console1" fo:font-size="9pt" style:text-underline-style="none" fo:font-weight="normal" officeooo:rsid="009d0cfb" officeooo:paragraph-rsid="009d0cfb" style:font-size-asian="9pt" style:font-weight-asian="normal" style:font-weight-complex="normal"/>
    </style:style>
    <style:style style:name="P8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Lucida Console1" fo:font-size="9pt" style:text-underline-style="none" fo:font-weight="normal" officeooo:rsid="009f23e5" officeooo:paragraph-rsid="009f23e5" style:font-size-asian="9pt" style:font-weight-asian="normal" style:font-weight-complex="normal"/>
    </style:style>
    <style:style style:name="P8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Lucida Console1" fo:font-size="9pt" style:text-underline-style="none" fo:font-weight="normal" officeooo:rsid="00a04638" officeooo:paragraph-rsid="00a04638" style:font-size-asian="9pt" style:font-weight-asian="normal" style:font-weight-complex="normal"/>
    </style:style>
    <style:style style:name="P8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Lucida Console1" fo:font-size="9pt" style:text-underline-style="none" fo:font-weight="normal" officeooo:rsid="00a2efca" officeooo:paragraph-rsid="00a2efca" style:font-size-asian="9pt" style:font-weight-asian="normal" style:font-weight-complex="normal"/>
    </style:style>
    <style:style style:name="P8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Lucida Console1" fo:font-size="9pt" style:text-underline-style="none" fo:font-weight="normal" officeooo:rsid="00afe331" officeooo:paragraph-rsid="00afe331" style:font-size-asian="9pt" style:font-weight-asian="normal" style:font-weight-complex="normal"/>
    </style:style>
    <style:style style:name="P8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Lucida Console1" fo:font-size="9pt" style:text-underline-style="none" fo:font-weight="normal" officeooo:rsid="00b0407a" officeooo:paragraph-rsid="00b0407a" style:font-size-asian="9pt" style:font-weight-asian="normal" style:font-weight-complex="normal"/>
    </style:style>
    <style:style style:name="P8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Lucida Console1" fo:font-size="9pt" style:text-underline-style="none" fo:font-weight="normal" officeooo:rsid="00b3d344" officeooo:paragraph-rsid="00b3d344" style:font-size-asian="9pt" style:font-weight-asian="normal" style:font-weight-complex="normal"/>
    </style:style>
    <style:style style:name="P8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Lucida Console1" fo:font-size="9pt" officeooo:paragraph-rsid="003f4fef" style:font-size-asian="9pt"/>
    </style:style>
    <style:style style:name="P8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333333" style:font-name="Lucida Console" fo:font-size="9pt" style:text-underline-style="none" fo:font-weight="normal" officeooo:rsid="006da9a6" officeooo:paragraph-rsid="006da9a6" style:font-size-asian="9pt" style:font-weight-asian="normal" style:font-size-complex="9pt" style:font-weight-complex="normal"/>
    </style:style>
    <style:style style:name="P90" style:family="paragraph" style:parent-style-name="Standard">
      <style:paragraph-properties fo:line-height="150%"/>
    </style:style>
    <style:style style:name="P91" style:family="paragraph" style:parent-style-name="Standard">
      <style:text-properties fo:color="#000000" style:font-name="Lucida Console1" fo:font-size="9pt" style:font-size-asian="9pt"/>
    </style:style>
    <style:style style:name="P92" style:family="paragraph" style:parent-style-name="Standard">
      <style:text-properties fo:color="#00bf00" style:font-name="Lucida Console1" fo:font-size="9pt" style:font-size-asian="9pt"/>
    </style:style>
    <style:style style:name="P93" style:family="paragraph" style:parent-style-name="Standard" style:list-style-name="L1"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style:font-name="Times New Roman" style:text-underline-style="solid" style:text-underline-width="auto" style:text-underline-color="font-color" fo:font-weight="normal" officeooo:rsid="0018f530" officeooo:paragraph-rsid="00182f39" style:font-weight-asian="normal" style:font-weight-complex="normal"/>
    </style:style>
    <style:style style:name="P9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19cc0e" officeooo:paragraph-rsid="0019cc0e" style:font-weight-asian="normal" style:font-weight-complex="normal"/>
    </style:style>
    <style:style style:name="P9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1e2028" officeooo:paragraph-rsid="001e2028" style:font-weight-asian="normal" style:font-weight-complex="normal"/>
    </style:style>
    <style:style style:name="P96"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1a4f03" officeooo:paragraph-rsid="001a4f03" style:font-weight-asian="normal" style:font-weight-complex="normal"/>
    </style:style>
    <style:style style:name="P97"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1c457c" officeooo:paragraph-rsid="001c457c" style:font-weight-asian="normal" style:font-weight-complex="normal"/>
    </style:style>
    <style:style style:name="P98"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21d2d9" officeooo:paragraph-rsid="001d3a97" style:font-weight-asian="normal" style:font-weight-complex="normal"/>
    </style:style>
    <style:style style:name="P99"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21d2d9" officeooo:paragraph-rsid="0021d2d9" style:font-weight-asian="normal" style:font-weight-complex="normal"/>
    </style:style>
    <style:style style:name="P100"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228971" officeooo:paragraph-rsid="00228971" style:font-weight-asian="normal" style:font-weight-complex="normal"/>
    </style:style>
    <style:style style:name="P10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2312cc" officeooo:paragraph-rsid="002312cc" style:font-weight-asian="normal" style:font-weight-complex="normal"/>
    </style:style>
    <style:style style:name="P102"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234afa" officeooo:paragraph-rsid="00234afa" style:font-weight-asian="normal" style:font-weight-complex="normal"/>
    </style:style>
    <style:style style:name="P10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25d333" officeooo:paragraph-rsid="0025d333" style:font-weight-asian="normal" style:font-weight-complex="normal"/>
    </style:style>
    <style:style style:name="P10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2915d4" officeooo:paragraph-rsid="002915d4" style:font-weight-asian="normal" style:font-weight-complex="normal"/>
    </style:style>
    <style:style style:name="P10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2b4827" officeooo:paragraph-rsid="002b4827" style:font-weight-asian="normal" style:font-weight-complex="normal"/>
    </style:style>
    <style:style style:name="P106"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2beb9e" officeooo:paragraph-rsid="002beb9e" style:font-weight-asian="normal" style:font-weight-complex="normal"/>
    </style:style>
    <style:style style:name="P107"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2fdb01" officeooo:paragraph-rsid="00305900" style:font-weight-asian="normal" style:font-weight-complex="normal"/>
    </style:style>
    <style:style style:name="P108"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31d477" officeooo:paragraph-rsid="0031d477" style:font-weight-asian="normal" style:font-weight-complex="normal"/>
    </style:style>
    <style:style style:name="P109"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334aa1" officeooo:paragraph-rsid="00334aa1" style:font-weight-asian="normal" style:font-weight-complex="normal"/>
    </style:style>
    <style:style style:name="P110"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3a3d5a" officeooo:paragraph-rsid="003a3d5a" style:font-weight-asian="normal" style:font-weight-complex="normal"/>
    </style:style>
    <style:style style:name="P11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3b1fdc" officeooo:paragraph-rsid="003b1fdc" style:font-weight-asian="normal" style:font-weight-complex="normal"/>
    </style:style>
    <style:style style:name="P112"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3c7b79" officeooo:paragraph-rsid="003c7b79" style:font-weight-asian="normal" style:font-weight-complex="normal"/>
    </style:style>
    <style:style style:name="P11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3f4fef" officeooo:paragraph-rsid="003f4fef" style:font-weight-asian="normal" style:font-weight-complex="normal"/>
    </style:style>
    <style:style style:name="P11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40a14e" officeooo:paragraph-rsid="0040a14e" style:font-weight-asian="normal" style:font-weight-complex="normal"/>
    </style:style>
    <style:style style:name="P11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41b6ae" officeooo:paragraph-rsid="00471be3" style:font-weight-asian="normal" style:font-weight-complex="normal"/>
    </style:style>
    <style:style style:name="P116"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743b6d" officeooo:paragraph-rsid="00743b6d" style:font-weight-asian="normal" style:font-weight-complex="normal"/>
    </style:style>
    <style:style style:name="P117"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478452" officeooo:paragraph-rsid="004d49d1" style:font-weight-asian="normal" style:font-weight-complex="normal"/>
    </style:style>
    <style:style style:name="P118"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49bc84" officeooo:paragraph-rsid="004d49d1" style:font-weight-asian="normal" style:font-weight-complex="normal"/>
    </style:style>
    <style:style style:name="P119"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5086db" officeooo:paragraph-rsid="005086db" style:font-weight-asian="normal" style:font-weight-complex="normal"/>
    </style:style>
    <style:style style:name="P120"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5468ef" officeooo:paragraph-rsid="003f4fef" style:font-weight-asian="normal" style:font-weight-complex="normal"/>
    </style:style>
    <style:style style:name="P12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55571a" officeooo:paragraph-rsid="00574da6" style:font-weight-asian="normal" style:font-weight-complex="normal"/>
    </style:style>
    <style:style style:name="P122"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574da6" officeooo:paragraph-rsid="00574da6" style:font-weight-asian="normal" style:font-weight-complex="normal"/>
    </style:style>
    <style:style style:name="P12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5bd16a" officeooo:paragraph-rsid="005bd16a" style:font-weight-asian="normal" style:font-weight-complex="normal"/>
    </style:style>
    <style:style style:name="P12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5f216d" officeooo:paragraph-rsid="005f216d" style:font-weight-asian="normal" style:font-weight-complex="normal"/>
    </style:style>
    <style:style style:name="P12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5f2241" officeooo:paragraph-rsid="005f2241" style:font-weight-asian="normal" style:font-weight-complex="normal"/>
    </style:style>
    <style:style style:name="P126"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603457" officeooo:paragraph-rsid="00603457" style:font-weight-asian="normal" style:font-weight-complex="normal"/>
    </style:style>
    <style:style style:name="P127"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61b45f" officeooo:paragraph-rsid="0062057b" style:font-weight-asian="normal" style:font-weight-complex="normal"/>
    </style:style>
    <style:style style:name="P128"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634d9f" officeooo:paragraph-rsid="00653875" style:font-weight-asian="normal" style:font-weight-complex="normal"/>
    </style:style>
    <style:style style:name="P129"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6da9a6" officeooo:paragraph-rsid="006da9a6" style:font-weight-asian="normal" style:font-weight-complex="normal"/>
    </style:style>
    <style:style style:name="P130"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707087" officeooo:paragraph-rsid="00707087" style:font-weight-asian="normal" style:font-weight-complex="normal"/>
    </style:style>
    <style:style style:name="P13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6f6d69" officeooo:paragraph-rsid="006f6d69" style:font-weight-asian="normal" style:font-weight-complex="normal"/>
    </style:style>
    <style:style style:name="P132"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725ee8" officeooo:paragraph-rsid="00725ee8" style:font-weight-asian="normal" style:font-weight-complex="normal"/>
    </style:style>
    <style:style style:name="P13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774bd9" officeooo:paragraph-rsid="00774bd9" style:font-weight-asian="normal" style:font-weight-complex="normal"/>
    </style:style>
    <style:style style:name="P13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787c06" officeooo:paragraph-rsid="00787c06" style:font-weight-asian="normal" style:font-weight-complex="normal"/>
    </style:style>
    <style:style style:name="P13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7a4782" officeooo:paragraph-rsid="007a4782" style:font-weight-asian="normal" style:font-weight-complex="normal"/>
    </style:style>
    <style:style style:name="P136"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7a8dec" officeooo:paragraph-rsid="007a8dec" style:font-weight-asian="normal" style:font-weight-complex="normal"/>
    </style:style>
    <style:style style:name="P137"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7ce2d3" officeooo:paragraph-rsid="007ce2d3" style:font-weight-asian="normal" style:font-weight-complex="normal"/>
    </style:style>
    <style:style style:name="P138"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81223f" officeooo:paragraph-rsid="0081223f" style:font-weight-asian="normal" style:font-weight-complex="normal"/>
    </style:style>
    <style:style style:name="P139"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868cfc" officeooo:paragraph-rsid="00868cfc" style:font-weight-asian="normal" style:font-weight-complex="normal"/>
    </style:style>
    <style:style style:name="P140"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87df8f" officeooo:paragraph-rsid="0087df8f" style:font-weight-asian="normal" style:font-weight-complex="normal"/>
    </style:style>
    <style:style style:name="P14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88b062" officeooo:paragraph-rsid="0088b062" style:font-weight-asian="normal" style:font-weight-complex="normal"/>
    </style:style>
    <style:style style:name="P142"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8b34f1" officeooo:paragraph-rsid="008b34f1" style:font-weight-asian="normal" style:font-weight-complex="normal"/>
    </style:style>
    <style:style style:name="P14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8c617f" officeooo:paragraph-rsid="008c617f" style:font-weight-asian="normal" style:font-weight-complex="normal"/>
    </style:style>
    <style:style style:name="P14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8eafa8" officeooo:paragraph-rsid="008eafa8" style:font-weight-asian="normal" style:font-weight-complex="normal"/>
    </style:style>
    <style:style style:name="P14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908941" officeooo:paragraph-rsid="00908941" style:font-weight-asian="normal" style:font-weight-complex="normal"/>
    </style:style>
    <style:style style:name="P146"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9247cc" officeooo:paragraph-rsid="009247cc" style:font-weight-asian="normal" style:font-weight-complex="normal"/>
    </style:style>
    <style:style style:name="P147"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95949f" officeooo:paragraph-rsid="0095949f" style:font-weight-asian="normal" style:font-weight-complex="normal"/>
    </style:style>
    <style:style style:name="P148"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96ea7f" officeooo:paragraph-rsid="0096ea7f" style:font-weight-asian="normal" style:font-weight-complex="normal"/>
    </style:style>
    <style:style style:name="P149"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9aa724" officeooo:paragraph-rsid="009aa724" style:font-weight-asian="normal" style:font-weight-complex="normal"/>
    </style:style>
    <style:style style:name="P150"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9d0cfb" officeooo:paragraph-rsid="009d0cfb" style:font-weight-asian="normal" style:font-weight-complex="normal"/>
    </style:style>
    <style:style style:name="P15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9e3991" officeooo:paragraph-rsid="009e3991" style:font-weight-asian="normal" style:font-weight-complex="normal"/>
    </style:style>
    <style:style style:name="P152"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9ef62b" officeooo:paragraph-rsid="009ef62b" style:font-weight-asian="normal" style:font-weight-complex="normal"/>
    </style:style>
    <style:style style:name="P15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9f23e5" officeooo:paragraph-rsid="009f23e5" style:font-weight-asian="normal" style:font-weight-complex="normal"/>
    </style:style>
    <style:style style:name="P15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a04638" officeooo:paragraph-rsid="00a04638" style:font-weight-asian="normal" style:font-weight-complex="normal"/>
    </style:style>
    <style:style style:name="P15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a143e3" officeooo:paragraph-rsid="00a143e3" style:font-weight-asian="normal" style:font-weight-complex="normal"/>
    </style:style>
    <style:style style:name="P156"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a2efca" officeooo:paragraph-rsid="00a2efca" style:font-weight-asian="normal" style:font-weight-complex="normal"/>
    </style:style>
    <style:style style:name="P157"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a4fd2f" officeooo:paragraph-rsid="00a4fd2f" style:font-weight-asian="normal" style:font-weight-complex="normal"/>
    </style:style>
    <style:style style:name="P158"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a68c5c" officeooo:paragraph-rsid="00a68c5c" style:font-weight-asian="normal" style:font-weight-complex="normal"/>
    </style:style>
    <style:style style:name="P159"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a81ac4" officeooo:paragraph-rsid="00a81ac4" style:font-weight-asian="normal" style:font-weight-complex="normal"/>
    </style:style>
    <style:style style:name="P16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a81ac4" officeooo:paragraph-rsid="00a81ac4" style:font-weight-asian="normal" style:font-weight-complex="normal"/>
    </style:style>
    <style:style style:name="P16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aa9269" officeooo:paragraph-rsid="00aa9269" style:font-weight-asian="normal" style:font-weight-complex="normal"/>
    </style:style>
    <style:style style:name="P162"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ae38ab" officeooo:paragraph-rsid="00ae38ab" style:font-weight-asian="normal" style:font-weight-complex="normal"/>
    </style:style>
    <style:style style:name="P16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af0e75" officeooo:paragraph-rsid="00af0e75" style:font-weight-asian="normal" style:font-weight-complex="normal"/>
    </style:style>
    <style:style style:name="P16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afe331" officeooo:paragraph-rsid="00afe331" style:font-weight-asian="normal" style:font-weight-complex="normal"/>
    </style:style>
    <style:style style:name="P16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b0407a" officeooo:paragraph-rsid="00b0407a" style:font-weight-asian="normal" style:font-weight-complex="normal"/>
    </style:style>
    <style:style style:name="P166"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b3d344" officeooo:paragraph-rsid="00b3d344" style:font-weight-asian="normal" style:font-weight-complex="normal"/>
    </style:style>
    <style:style style:name="P167"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ba5313" officeooo:paragraph-rsid="00ba5313" style:font-weight-asian="normal" style:font-weight-complex="normal"/>
    </style:style>
    <style:style style:name="P168"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bad12c" officeooo:paragraph-rsid="00bad12c" style:font-weight-asian="normal" style:font-weight-complex="normal"/>
    </style:style>
    <style:style style:name="P169"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bbb541" officeooo:paragraph-rsid="00bbb541" style:font-weight-asian="normal" style:font-weight-complex="normal"/>
    </style:style>
    <style:style style:name="P170"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b89d2f" officeooo:paragraph-rsid="00b89d2f" style:font-weight-asian="normal" style:font-weight-complex="normal"/>
    </style:style>
    <style:style style:name="P17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bcc7ba" officeooo:paragraph-rsid="00bcc7ba" style:font-weight-asian="normal" style:font-weight-complex="normal"/>
    </style:style>
    <style:style style:name="P172"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c24f31" officeooo:paragraph-rsid="00c24f31" style:font-weight-asian="normal" style:font-weight-complex="normal"/>
    </style:style>
    <style:style style:name="P17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c373dd" officeooo:paragraph-rsid="00c373dd" style:font-weight-asian="normal" style:font-weight-complex="normal"/>
    </style:style>
    <style:style style:name="P17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c530f4" officeooo:paragraph-rsid="00c530f4" style:font-weight-asian="normal" style:font-weight-complex="normal"/>
    </style:style>
    <style:style style:name="P17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c530f4" officeooo:paragraph-rsid="00c6d995" style:font-weight-asian="normal" style:font-weight-complex="normal"/>
    </style:style>
    <style:style style:name="P17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c530f4" officeooo:paragraph-rsid="00c6d995" style:font-weight-asian="normal" style:font-weight-complex="normal"/>
    </style:style>
    <style:style style:name="P177"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c6d995" officeooo:paragraph-rsid="00c6d995" style:font-weight-asian="normal" style:font-weight-complex="normal"/>
    </style:style>
    <style:style style:name="P17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c6d995" officeooo:paragraph-rsid="00c6d995" style:font-weight-asian="normal" style:font-weight-complex="normal"/>
    </style:style>
    <style:style style:name="P179"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none" fo:font-weight="normal" officeooo:rsid="00c7dc61" officeooo:paragraph-rsid="00c7dc61" style:font-weight-asian="normal" style:font-weight-complex="normal"/>
    </style:style>
    <style:style style:name="P180"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solid" style:text-underline-width="auto" style:text-underline-color="font-color" fo:font-weight="normal" officeooo:rsid="001e2028" officeooo:paragraph-rsid="001e2028" style:font-weight-asian="normal" style:font-weight-complex="normal"/>
    </style:style>
    <style:style style:name="P18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solid" style:text-underline-width="auto" style:text-underline-color="font-color" fo:font-weight="normal" officeooo:rsid="001a1753" officeooo:paragraph-rsid="001a1753" style:font-weight-asian="normal" style:font-weight-complex="normal"/>
    </style:style>
    <style:style style:name="P182"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Times New Roman" style:text-underline-style="solid" style:text-underline-width="auto" style:text-underline-color="font-color" fo:font-weight="normal" officeooo:rsid="00b0c545" officeooo:paragraph-rsid="00b0c545" style:font-weight-asian="normal" style:font-weight-complex="normal"/>
    </style:style>
    <style:style style:name="P18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1e2028" officeooo:paragraph-rsid="001e2028" style:font-size-asian="9pt" style:font-weight-asian="normal" style:font-size-complex="9pt" style:font-weight-complex="normal"/>
    </style:style>
    <style:style style:name="P18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1a4f03" officeooo:paragraph-rsid="001a4f03" style:font-size-asian="9pt" style:font-weight-asian="normal" style:font-size-complex="9pt" style:font-weight-complex="normal"/>
    </style:style>
    <style:style style:name="P185"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925e5a" officeooo:paragraph-rsid="00925e5a" style:font-size-asian="9pt" style:font-weight-asian="normal" style:font-size-complex="9pt" style:font-weight-complex="normal"/>
    </style:style>
    <style:style style:name="P186"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ba5313" officeooo:paragraph-rsid="00ba5313" style:font-size-asian="9pt" style:font-weight-asian="normal" style:font-size-complex="9pt" style:font-weight-complex="normal"/>
    </style:style>
    <style:style style:name="P187"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bad12c" officeooo:paragraph-rsid="00bad12c" style:font-size-asian="9pt" style:font-weight-asian="normal" style:font-size-complex="9pt" style:font-weight-complex="normal"/>
    </style:style>
    <style:style style:name="P188"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bbb541" officeooo:paragraph-rsid="00bbb541" style:font-size-asian="9pt" style:font-weight-asian="normal" style:font-size-complex="9pt" style:font-weight-complex="normal"/>
    </style:style>
    <style:style style:name="P189"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000000" style:font-name="Lucida Console1" fo:font-size="9pt" style:text-underline-style="none" fo:font-weight="normal" officeooo:rsid="001a4f03" officeooo:paragraph-rsid="001a4f03" style:font-size-asian="9pt" style:font-weight-asian="normal" style:font-weight-complex="normal"/>
    </style:style>
    <style:style style:name="P190"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officeooo:paragraph-rsid="005086db"/>
    </style:style>
    <style:style style:name="P191"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officeooo:rsid="005086db" officeooo:paragraph-rsid="005086db"/>
    </style:style>
    <style:style style:name="P192"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officeooo:rsid="00515f0c" officeooo:paragraph-rsid="00515f0c"/>
    </style:style>
    <style:style style:name="P193"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c373dd" officeooo:paragraph-rsid="00c373dd" style:font-size-asian="9pt" style:font-weight-asian="normal" style:font-size-complex="9pt" style:font-weight-complex="normal"/>
    </style:style>
    <style:style style:name="P194"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style:font-name="Lucida Console" fo:font-size="9pt" style:text-underline-style="none" fo:font-weight="normal" officeooo:rsid="00c530f4" officeooo:paragraph-rsid="00c530f4" style:font-size-asian="9pt" style:font-weight-asian="normal" style:font-size-complex="9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471be3"/>
    </style:style>
    <style:style style:name="T3" style:family="text">
      <style:text-properties style:text-underline-style="solid" style:text-underline-width="auto" style:text-underline-color="font-color" fo:font-weight="bold" officeooo:rsid="00426018" style:font-weight-asian="bold" style:font-weight-complex="bold"/>
    </style:style>
    <style:style style:name="T4" style:family="text">
      <style:text-properties style:font-name="Times New Roman" style:text-underline-style="none" fo:font-weight="normal" style:font-weight-asian="normal" style:font-weight-complex="normal"/>
    </style:style>
    <style:style style:name="T5" style:family="text">
      <style:text-properties style:font-name="Times New Roman" style:text-underline-style="none" fo:font-weight="normal" officeooo:rsid="004d49d1" style:font-weight-asian="normal" style:font-weight-complex="normal"/>
    </style:style>
    <style:style style:name="T6" style:family="text">
      <style:text-properties style:font-name="Times New Roman" style:text-underline-style="none" fo:font-weight="normal" officeooo:rsid="00515f0c" style:font-weight-asian="normal" style:font-weight-complex="normal"/>
    </style:style>
    <style:style style:name="T7" style:family="text">
      <style:text-properties style:font-name="Times New Roman" style:text-underline-style="none" fo:font-weight="normal" officeooo:rsid="005086db" style:font-weight-asian="normal" style:font-weight-complex="normal"/>
    </style:style>
    <style:style style:name="T8" style:family="text">
      <style:text-properties style:font-name="Times New Roman" style:text-underline-style="none" fo:font-weight="normal" officeooo:rsid="005205d0" style:font-weight-asian="normal" style:font-weight-complex="normal"/>
    </style:style>
    <style:style style:name="T9" style:family="text">
      <style:text-properties style:font-name="Times New Roman" style:text-underline-style="none" fo:font-weight="normal" officeooo:rsid="0053e388" style:font-weight-asian="normal" style:font-weight-complex="normal"/>
    </style:style>
    <style:style style:name="T10" style:family="text">
      <style:text-properties officeooo:rsid="001ab1f9"/>
    </style:style>
    <style:style style:name="T11" style:family="text">
      <style:text-properties fo:font-style="italic" style:font-style-asian="italic" style:font-style-complex="italic"/>
    </style:style>
    <style:style style:name="T12" style:family="text">
      <style:text-properties officeooo:rsid="0024e701"/>
    </style:style>
    <style:style style:name="T13" style:family="text">
      <style:text-properties fo:color="#000000" style:font-name="Lucida Console1" fo:font-size="9pt" style:font-size-asian="9pt"/>
    </style:style>
    <style:style style:name="T14" style:family="text">
      <style:text-properties fo:color="#000000" style:font-name="Lucida Console1" fo:font-size="9pt" style:font-size-asian="9pt"/>
    </style:style>
    <style:style style:name="T15" style:family="text">
      <style:text-properties fo:color="#00bf00" style:font-name="Lucida Console1" fo:font-size="9pt" style:font-size-asian="9pt"/>
    </style:style>
    <style:style style:name="T16" style:family="text">
      <style:text-properties fo:color="#00bf00" style:font-name="Lucida Console1" fo:font-size="9pt" style:font-size-asian="9pt"/>
    </style:style>
    <style:style style:name="T17" style:family="text">
      <style:text-properties fo:color="#c5000b"/>
    </style:style>
    <style:style style:name="T18" style:family="text">
      <style:text-properties officeooo:rsid="002fdb01"/>
    </style:style>
    <style:style style:name="T19" style:family="text">
      <style:text-properties officeooo:rsid="00303ad3"/>
    </style:style>
    <style:style style:name="T20" style:family="text">
      <style:text-properties officeooo:rsid="0037f118"/>
    </style:style>
    <style:style style:name="T21" style:family="text">
      <style:text-properties officeooo:rsid="003abc18"/>
    </style:style>
    <style:style style:name="T22" style:family="text">
      <style:text-properties officeooo:rsid="003bfb6a"/>
    </style:style>
    <style:style style:name="T23" style:family="text">
      <style:text-properties fo:color="#bf0000" style:font-name="Lucida Console1" fo:font-size="9pt" style:font-size-asian="9pt"/>
    </style:style>
    <style:style style:name="T24" style:family="text">
      <style:text-properties fo:color="#bf0000" style:font-name="Lucida Console1" fo:font-size="9pt" style:font-size-asian="9pt"/>
    </style:style>
    <style:style style:name="T25" style:family="text">
      <style:text-properties officeooo:rsid="003d71cc"/>
    </style:style>
    <style:style style:name="T26" style:family="text">
      <style:text-properties officeooo:rsid="003d7540"/>
    </style:style>
    <style:style style:name="T27" style:family="text">
      <style:text-properties officeooo:rsid="00420bea"/>
    </style:style>
    <style:style style:name="T28" style:family="text">
      <style:text-properties officeooo:rsid="00426018"/>
    </style:style>
    <style:style style:name="T29" style:family="text">
      <style:text-properties officeooo:rsid="0048ec9d"/>
    </style:style>
    <style:style style:name="T30" style:family="text">
      <style:text-properties officeooo:rsid="0049bc84"/>
    </style:style>
    <style:style style:name="T31" style:family="text">
      <style:text-properties officeooo:rsid="00581597"/>
    </style:style>
    <style:style style:name="T32" style:family="text">
      <style:text-properties officeooo:rsid="005d152a"/>
    </style:style>
    <style:style style:name="T33" style:family="text">
      <style:text-properties officeooo:rsid="005e4401"/>
    </style:style>
    <style:style style:name="T34" style:family="text">
      <style:text-properties officeooo:rsid="0063e2b0"/>
    </style:style>
    <style:style style:name="T35" style:family="text">
      <style:text-properties officeooo:rsid="0065e23a"/>
    </style:style>
    <style:style style:name="T36" style:family="text">
      <style:text-properties officeooo:rsid="006706d3"/>
    </style:style>
    <style:style style:name="T37" style:family="text">
      <style:text-properties officeooo:rsid="0068407c"/>
    </style:style>
    <style:style style:name="T38" style:family="text">
      <style:text-properties officeooo:rsid="0073ffb5"/>
    </style:style>
    <style:style style:name="T39" style:family="text">
      <style:text-properties fo:color="#00bfbf" style:font-name="Lucida Console1" fo:font-size="9pt" style:font-size-asian="9pt"/>
    </style:style>
    <style:style style:name="T40" style:family="text">
      <style:text-properties officeooo:rsid="007a4f15"/>
    </style:style>
    <style:style style:name="T41" style:family="text">
      <style:text-properties officeooo:rsid="007c5098"/>
    </style:style>
    <style:style style:name="T42" style:family="text">
      <style:text-properties officeooo:rsid="007f4c72"/>
    </style:style>
    <style:style style:name="T43" style:family="text">
      <style:text-properties fo:color="#bf00bf" style:font-name="Lucida Console1" fo:font-size="9pt" style:font-size-asian="9pt"/>
    </style:style>
    <style:style style:name="T44" style:family="text">
      <style:text-properties fo:color="#bfbf00" style:font-name="Lucida Console1" fo:font-size="9pt" style:font-size-asian="9pt"/>
    </style:style>
    <style:style style:name="T45" style:family="text">
      <style:text-properties officeooo:rsid="0083b1e5"/>
    </style:style>
    <style:style style:name="T46" style:family="text">
      <style:text-properties officeooo:rsid="00898813"/>
    </style:style>
    <style:style style:name="T47" style:family="text">
      <style:text-properties officeooo:rsid="008c9bf5"/>
    </style:style>
    <style:style style:name="T48" style:family="text">
      <style:text-properties officeooo:rsid="008fc439"/>
    </style:style>
    <style:style style:name="T49" style:family="text">
      <style:text-properties officeooo:rsid="00925e5a"/>
    </style:style>
    <style:style style:name="T50" style:family="text">
      <style:text-properties officeooo:rsid="009e1644"/>
    </style:style>
    <style:style style:name="T51" style:family="text">
      <style:text-properties fo:color="#40ffff" style:font-name="Lucida Console1" fo:font-size="9pt" style:font-size-asian="9pt"/>
    </style:style>
    <style:style style:name="T52" style:family="text">
      <style:text-properties fo:color="#40ff40" style:font-name="Lucida Console1" fo:font-size="9pt" style:font-size-asian="9pt"/>
    </style:style>
    <style:style style:name="T53" style:family="text">
      <style:text-properties officeooo:rsid="009ef62b"/>
    </style:style>
    <style:style style:name="T54" style:family="text">
      <style:text-properties officeooo:rsid="00a3c27e"/>
    </style:style>
    <style:style style:name="T55" style:family="text">
      <style:text-properties officeooo:rsid="00a68c5c"/>
    </style:style>
    <style:style style:name="T56" style:family="text">
      <style:text-properties officeooo:rsid="00ac920a"/>
    </style:style>
    <style:style style:name="T57" style:family="text">
      <style:text-properties officeooo:rsid="00b2ac65"/>
    </style:style>
    <style:style style:name="T58" style:family="text">
      <style:text-properties officeooo:rsid="00b4a183"/>
    </style:style>
    <style:style style:name="T59" style:family="text">
      <style:text-properties officeooo:rsid="00bbb541"/>
    </style:style>
    <style:style style:name="T60" style:family="text">
      <style:text-properties officeooo:rsid="00bfd9c4"/>
    </style:style>
    <style:style style:name="T61" style:family="text">
      <style:text-properties style:font-name="Lucida Console" fo:font-size="9pt" style:font-size-asian="9pt" style:font-size-complex="9pt"/>
    </style:style>
    <style:style style:name="T62" style:family="text">
      <style:text-properties style:font-name="Lucida Console" fo:font-size="9pt" officeooo:rsid="00bbb541" style:font-size-asian="9pt" style:font-size-complex="9pt"/>
    </style:style>
    <style:style style:name="T63" style:family="text">
      <style:text-properties style:font-name="Lucida Console" fo:font-size="9pt" officeooo:rsid="00c373dd" style:font-size-asian="9pt" style:font-size-complex="9pt"/>
    </style:style>
    <style:style style:name="T64" style:family="text">
      <style:text-properties officeooo:rsid="00c6d995"/>
    </style:style>
    <style:style style:name="T65" style:family="text">
      <style:text-properties officeooo:rsid="00b5b00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 Git Basics</text:p>
      <text:list xml:id="list5930221737784365131" text:style-name="L1">
        <text:list-header>
          <text:p text:style-name="P93">Getting a repository</text:p>
        </text:list-header>
        <text:list-item>
          <text:p text:style-name="P94">One can get Git repository in two ways</text:p>
          <text:p text:style-name="P94">1.<text:tab/>One can convert local repository into a git repository.</text:p>
          <text:p text:style-name="P94">2.<text:tab/>One can clone a git repository from elsewhere.</text:p>
          <text:p text:style-name="P94"/>
          <text:p text:style-name="P180">Cloning an existing repository</text:p>
        </text:list-item>
        <text:list-item>
          <text:p text:style-name="P95">One can clone an existing repository using</text:p>
          <text:p text:style-name="P183">$ git clone &lt;url&gt;</text:p>
          <text:p text:style-name="P95"/>
          <text:p text:style-name="P181">Initializing a repository in a existing directory</text:p>
        </text:list-item>
        <text:list-item>
          <text:p text:style-name="P96">If one has project directory not under version control then first he needs to go that directory on git bash as shown below</text:p>
          <text:p text:style-name="P189">Jayant@JayantDELL MINGW64 /f/Java material/Video tutorials/Machine Learning Courses/CS109/Git/Labs/Git Test/my_project</text:p>
          <text:p text:style-name="P96">and type</text:p>
          <text:p text:style-name="P184">$ git init</text:p>
          <text:p text:style-name="P96"><text:span text:style-name="T10">This will make my_project a git repository. </text:span>This will <text:span text:style-name="T10">also </text:span>create new subdirectory name '.git' which contains all of ones necessary repository files – a git repository skeleton. </text:p>
        </text:list-item>
      </text:list>
      <text:p text:style-name="P23"/>
      <text:p text:style-name="P42">Staging and Committing</text:p>
      <text:list xml:id="list120331267201598" text:continue-numbering="true" text:style-name="L1">
        <text:list-item>
          <text:p text:style-name="P97">Lets <text:span text:style-name="T20">create two</text:span> file<text:span text:style-name="T20">s</text:span> in the repository README.txt and LICENSE.txt in my_project. Then we have</text:p>
        </text:list-item>
      </text:list>
      <text:p text:style-name="P55">Jayant@JayantDELL MINGW64 /f/Java material/Video tutorials/Machine Learning Courses/CS109/Git/Labs/Git Test/my_project (master)</text:p>
      <text:p text:style-name="P55">$ ls</text:p>
      <text:p text:style-name="P55">LICENSE.txt <text:s/>README.txt</text:p>
      <text:list xml:id="list120331267195113" text:continue-numbering="true" text:style-name="L1">
        <text:list-header>
          <text:p text:style-name="P98"/>
        </text:list-header>
      </text:list>
      <text:p text:style-name="P41">Getting status of your file</text:p>
      <text:list xml:id="list120331267171776" text:continue-numbering="true" text:style-name="L1">
        <text:list-item>
          <text:p text:style-name="P99">Remember each file in the working directory will be in one of the two states : <text:span text:style-name="T11">tracked</text:span> or <text:span text:style-name="T11">untracked</text:span>.</text:p>
        </text:list-item>
        <text:list-item>
          <text:p text:style-name="P100">Tracked files are those who were there in the last snapshot. That is they are the files which Git knows about. <text:s/>They could be unmodified, modified or staged.</text:p>
        </text:list-item>
        <text:list-item>
          <text:p text:style-name="P101">Untracked files are anything else. Which are not in the last snapshot or in staging area. </text:p>
        </text:list-item>
        <text:list-item>
          <text:p text:style-name="P102">When one clone a repository all files there are tracked and unmodified because nothing has been edited or deleted yet. <text:span text:style-name="T12">As one edit files Git sees them as modified. </text:span></text:p>
        </text:list-item>
        <text:list-item>
          <text:p text:style-name="P103">To know the <text:span text:style-name="T1">status</text:span> of a files/repository we have command 'git status'. Lets see what is the status of our repository.</text:p>
        </text:list-item>
      </text:list>
      <text:p text:style-name="P56">$ git status</text:p>
      <text:p text:style-name="P56">On branch master</text:p>
      <text:p text:style-name="P56"/>
      <text:p text:style-name="P56">No commits yet</text:p>
      <text:p text:style-name="P56"/>
      <text:p text:style-name="P56">Untracked files:</text:p>
      <text:p text:style-name="P56"><text:s text:c="2"/>(use "git add &lt;file&gt;..." to include in what will be committed)</text:p>
      <text:p text:style-name="P56"/>
      <text:p text:style-name="P57"><text:soft-page-break/><text:span text:style-name="T17"><text:s/></text:span><text:s text:c="5"/></text:p>
      <text:p text:style-name="P66"><text:tab/><text:tab/>LICENSE.txt</text:p>
      <text:p text:style-name="P65"><text:tab/><text:tab/>README.txt</text:p>
      <text:p text:style-name="P56"/>
      <text:p text:style-name="P56">nothing added to commit but untracked files present (use "git add" to track)</text:p>
      <text:list xml:id="list120331283185441" text:continue-numbering="true" text:style-name="L1">
        <text:list-item>
          <text:p text:style-name="P104">Above we can see both LICENSE.txt and README.txt are <text:span text:style-name="T18">marked '</text:span>untracked <text:span text:style-name="T18">files:'</text:span>because they are newly added but not committed yet. </text:p>
        </text:list-item>
      </text:list>
      <text:p text:style-name="P43"/>
      <text:p text:style-name="P44">Tracking new files</text:p>
      <text:list xml:id="list120331283195903" text:continue-numbering="true" text:style-name="L1">
        <text:list-item>
          <text:p text:style-name="P105">Lets add them to the staging area with the command</text:p>
          <text:p text:style-name="P105">$ git add *.txt</text:p>
          <text:p text:style-name="P105">(Note : One can add single file too as git add LICENSE.txt, but then for each file needs one command).</text:p>
        </text:list-item>
        <text:list-item>
          <text:p text:style-name="P106">Lets check the status once again after adding files to the staging area.</text:p>
        </text:list-item>
      </text:list>
      <text:p text:style-name="P67">$ git status</text:p>
      <text:p text:style-name="P2">On branch master</text:p>
      <text:p text:style-name="P2"/>
      <text:p text:style-name="P2">No commits yet</text:p>
      <text:p text:style-name="P2"/>
      <text:p text:style-name="P2">Changes to be committed:</text:p>
      <text:p text:style-name="P2"><text:s text:c="2"/>(use "git rm --cached &lt;file&gt;..." to unstage)</text:p>
      <text:p text:style-name="P2"/>
      <text:p text:style-name="Standard"><text:span text:style-name="T13"><text:s text:c="8"/></text:span><text:span text:style-name="T15">new file: <text:s text:c="2"/>LICENSE.txt</text:span></text:p>
      <text:p text:style-name="P8"><text:span text:style-name="T13"><text:s text:c="8"/></text:span><text:span text:style-name="T15">new file: <text:s text:c="2"/>README.txt</text:span></text:p>
      <text:list xml:id="list120331283182676" text:continue-numbering="true" text:style-name="L1">
        <text:list-item>
          <text:p text:style-name="P107">Above we can see <text:span text:style-name="T19">both files are marked 'Changes to be committed:' which means they have been added to the staging area.</text:span></text:p>
        </text:list-item>
        <text:list-item>
          <text:p text:style-name="P108">Lets commit now as shown below</text:p>
        </text:list-item>
      </text:list>
      <text:p text:style-name="P59">$ git commit -m "LICENSE.txt and README.txt have been added"</text:p>
      <text:p text:style-name="P59">[master (root-commit) 411a52f] LICENSE.txt and README.txt have been added</text:p>
      <text:p text:style-name="P59"><text:s/>2 files changed, 2 insertions(+)</text:p>
      <text:p text:style-name="P59"><text:s/>create mode 100644 LICENSE.txt</text:p>
      <text:p text:style-name="P58"><text:s/>create mode 100644 README.txt</text:p>
      <text:list xml:id="list120331283190963" text:continue-numbering="true" text:style-name="L1">
        <text:list-item>
          <text:p text:style-name="P109">Lets check git status again</text:p>
        </text:list-item>
      </text:list>
      <text:p text:style-name="P60">$ git status</text:p>
      <text:p text:style-name="P60">On branch master</text:p>
      <text:p text:style-name="P61">nothing to commit, working tree clean</text:p>
      <text:list xml:id="list120331283174639" text:continue-numbering="true" text:style-name="L1">
        <text:list-item>
          <text:p text:style-name="P110">Now lets add and commit one more file contributing.txt in the same way above. <text:span text:style-name="T21">So now repository will have</text:span></text:p>
        </text:list-item>
      </text:list>
      <text:p text:style-name="P63">$ ls</text:p>
      <text:p text:style-name="P62">contributing.txt <text:s/>LICENSE.txt <text:s/>README.txt</text:p>
      <text:p text:style-name="P24"/>
      <text:p text:style-name="P45">Staging modified files</text:p>
      <text:list xml:id="list120331283176420" text:continue-numbering="true" text:style-name="L1">
        <text:list-item>
          <text:p text:style-name="P111">Lets modify file contributing.txt by adding some content.<text:span text:style-name="T22">When we changed previously tracked file then status will be</text:span></text:p>
        </text:list-item>
      </text:list>
      <text:p text:style-name="P68">$ git status</text:p>
      <text:p text:style-name="P2">On branch master</text:p>
      <text:p text:style-name="P2">Changes not staged for commit:</text:p>
      <text:p text:style-name="P2"><text:s text:c="2"/>(use "git add &lt;file&gt;..." to update what will be committed)</text:p>
      <text:p text:style-name="P2"><text:s text:c="2"/>(use "git checkout -- &lt;file&gt;..." to discard changes in working directory)</text:p>
      <text:p text:style-name="P2"/>
      <text:p text:style-name="Standard"><text:span text:style-name="T13"><text:s text:c="8"/></text:span><text:span text:style-name="T23">modified: <text:s text:c="2"/>contributing.txt</text:span></text:p>
      <text:p text:style-name="P9"/>
      <text:p text:style-name="P3">no changes added to commit (use "git add" and/or "git commit -a")</text:p>
      <text:list xml:id="list120331283197174" text:continue-numbering="true" text:style-name="L1">
        <text:list-item>
          <text:p text:style-name="P112">Above we can see it marks it as <text:span text:style-name="T25">'Changes not staged for commit:</text:span>' <text:span text:style-name="T26">because git can track this file and it has been modified. </text:span><text:s/></text:p>
        </text:list-item>
        <text:list-item>
          <text:p text:style-name="P113">Lets stage contributing.txt and run status again</text:p>
        </text:list-item>
      </text:list>
      <text:p text:style-name="P25"/>
      <text:p text:style-name="P88"><text:soft-page-break/>$ git status</text:p>
      <text:p text:style-name="P2">On branch master</text:p>
      <text:p text:style-name="P2">Changes to be committed:</text:p>
      <text:p text:style-name="P2"><text:s text:c="2"/>(use "git reset HEAD &lt;file&gt;..." to unstage)</text:p>
      <text:p text:style-name="P2"/>
      <text:p text:style-name="P8"><text:span text:style-name="T13"><text:s text:c="8"/></text:span><text:span text:style-name="T15">modified: <text:s text:c="2"/>contributing.txt</text:span></text:p>
      <text:list xml:id="list120331299190046" text:continue-numbering="true" text:style-name="L1">
        <text:list-item>
          <text:p text:style-name="P114">Here we can see it has been staged. Now if before committing user changes contributing.txt again then status will be </text:p>
        </text:list-item>
      </text:list>
      <text:p text:style-name="P69">$ git status</text:p>
      <text:p text:style-name="P2">On branch master</text:p>
      <text:p text:style-name="P2">Changes to be committed:</text:p>
      <text:p text:style-name="P2"><text:s text:c="2"/>(use "git reset HEAD &lt;file&gt;..." to unstage)</text:p>
      <text:p text:style-name="P2"/>
      <text:p text:style-name="Standard"><text:span text:style-name="T13"><text:s text:c="8"/></text:span><text:span text:style-name="T15">modified: <text:s text:c="2"/>contributing.txt</text:span></text:p>
      <text:p text:style-name="P13"/>
      <text:p text:style-name="P2">Changes not staged for commit:</text:p>
      <text:p text:style-name="P2"><text:s text:c="2"/>(use "git add &lt;file&gt;..." to update what will be committed)</text:p>
      <text:p text:style-name="P2"><text:s text:c="2"/>(use "git checkout -- &lt;file&gt;..." to discard changes in working directory)</text:p>
      <text:p text:style-name="P2"/>
      <text:p text:style-name="P8"><text:span text:style-name="T13"><text:s text:c="8"/></text:span><text:span text:style-name="T23">modified: <text:s text:c="2"/>contributing.txt</text:span></text:p>
      <text:list xml:id="list120331299186427" text:continue-numbering="true" text:style-name="L1">
        <text:list-item>
          <text:p text:style-name="P115">Now here contributing.txt is <text:span text:style-name="T27">listed as</text:span> both staged and unstaged. <text:span text:style-name="T28">This clearly says 'git add' command dont stage file but stage </text:span><text:span text:style-name="T3">content</text:span><text:span text:style-name="T28">. So it has staged the previous change but not the new one. Hence it is listed both staged and unstaged. If you commit now the latest changes wont be committed and for that file needs to be staged again. That is if one changes file after 'git add' then he needs to 'git add' again to commit all the changes.</text:span></text:p>
          <text:p text:style-name="P115"/>
          <text:p text:style-name="P115"><text:span text:style-name="T2">Short Status</text:span><text:span text:style-name="T28"> </text:span></text:p>
        </text:list-item>
        <text:list-item>
          <text:p text:style-name="P116">Current status for repository 'my_project' is</text:p>
        </text:list-item>
      </text:list>
      <text:p text:style-name="P71">$ git status</text:p>
      <text:p text:style-name="P2">On branch master</text:p>
      <text:p text:style-name="P2">Changes to be committed:</text:p>
      <text:p text:style-name="P2"><text:s text:c="2"/>(use "git reset HEAD &lt;file&gt;..." to unstage)</text:p>
      <text:p text:style-name="P2"/>
      <text:p text:style-name="Standard"><text:span text:style-name="T13"><text:s text:c="8"/></text:span><text:span text:style-name="T15">modified: <text:s text:c="2"/>README.txt</text:span></text:p>
      <text:p text:style-name="Standard"><text:span text:style-name="T13"><text:s text:c="8"/></text:span><text:span text:style-name="T15">new file: <text:s text:c="2"/>README1.txt</text:span></text:p>
      <text:p text:style-name="P13"/>
      <text:p text:style-name="P2">Changes not staged for commit:</text:p>
      <text:p text:style-name="P2"><text:s text:c="2"/>(use "git add &lt;file&gt;..." to update what will be committed)</text:p>
      <text:p text:style-name="P2"><text:s text:c="2"/>(use "git checkout -- &lt;file&gt;..." to discard changes in working directory)</text:p>
      <text:p text:style-name="P2"/>
      <text:p text:style-name="Standard"><text:span text:style-name="T13"><text:s text:c="8"/></text:span><text:span text:style-name="T23">modified: <text:s text:c="2"/>contributing.txt</text:span></text:p>
      <text:p text:style-name="P9"/>
      <text:p text:style-name="P2">Untracked files:</text:p>
      <text:p text:style-name="P2"><text:s text:c="2"/>(use "git add &lt;file&gt;..." to include in what will be committed)</text:p>
      <text:p text:style-name="P2"/>
      <text:p text:style-name="P8"><text:span text:style-name="T13"><text:s text:c="8"/></text:span><text:span text:style-name="T23">README2.txt</text:span></text:p>
      <text:list xml:id="list120331299195156" text:continue-numbering="true" text:style-name="L1">
        <text:list-item>
          <text:p text:style-name="P117">'git status' output is quite comprehensive. To make it short git have command 'git <text:span text:style-name="T29">status -s</text:span>' <text:span text:style-name="T30">or 'git status –short' which both yield the same status. </text:span></text:p>
        </text:list-item>
        <text:list-item>
          <text:p text:style-name="P118">Lets create two more file README1.txt and README2.txt in the repository. Lets stage README1.txt file. Also edit README.txt and stage it. After all this lets check the status now</text:p>
        </text:list-item>
      </text:list>
      <text:p text:style-name="P70">$ git status -s</text:p>
      <text:p text:style-name="Standard"><text:span text:style-name="T15">M</text:span><text:span text:style-name="T13"> <text:s/>README.txt</text:span></text:p>
      <text:p text:style-name="Standard"><text:span text:style-name="T15">A</text:span><text:span text:style-name="T13"> <text:s/>README1.txt</text:span></text:p>
      <text:p text:style-name="Standard"><text:span text:style-name="T13"><text:s/></text:span><text:span text:style-name="T23">M</text:span><text:span text:style-name="T13"> contributing.txt</text:span></text:p>
      <text:p text:style-name="P8"><text:span text:style-name="T23">??</text:span><text:span text:style-name="T13"> README2.txt</text:span></text:p>
      <text:list xml:id="list120331299193766" text:continue-numbering="true" text:style-name="L1">
        <text:list-item>
          <text:p text:style-name="P190"><text:span text:style-name="T5">A</text:span><text:span text:style-name="T7">bove we can see </text:span></text:p>
          <text:p text:style-name="P191"><text:span text:style-name="T4">a.<text:tab/>Untracked file README1.txt is </text:span><text:span text:style-name="T9">newly </text:span><text:span text:style-name="T8">created and </text:span><text:span text:style-name="T4">staged hence marked as 'A'.</text:span></text:p>
          <text:p text:style-name="P119">b.<text:tab/>Untracked file README2.txt is created but not staged hence marked as '??'.</text:p>
          <text:p text:style-name="P191"><text:span text:style-name="T4">c.<text:tab/>Tracked file contributing.txt is modified </text:span><text:span text:style-name="T6">but not staged </text:span><text:span text:style-name="T4">hence marked 'M'</text:span><text:span text:style-name="T6">(red).</text:span></text:p>
          <text:p text:style-name="P192"><text:span text:style-name="T6">d.<text:tab/></text:span><text:span text:style-name="T4">Tracked file README.txt modifed and staged hence marked 'M'(green).</text:span></text:p>
        </text:list-item>
        <text:list-item>
          <text:p text:style-name="P120">Above we can see there are two colums in the output(the way A, M etc are oriented). Left side indicates <text:soft-page-break/>status of the staging area(green) and right side indicates status of the working directory(red).</text:p>
        </text:list-item>
      </text:list>
      <text:p text:style-name="P26"/>
      <text:p text:style-name="P46">Ignoring Files</text:p>
      <text:list xml:id="list120331299182989" text:continue-numbering="true" text:style-name="L1">
        <text:list-item>
          <text:p text:style-name="P121">Sometimes there will be files that <text:span text:style-name="T31">one</text:span> dont want Git to automatically add or even show you as being untracked. <text:span text:style-name="T32">In other words one wanted to avoid these files because he dont want to add them to index i.e. to commit to git.</text:span></text:p>
        </text:list-item>
        <text:list-item>
          <text:p text:style-name="P122">These are generally automatically generated files like log files or files generated by ones build system. </text:p>
        </text:list-item>
        <text:list-item>
          <text:p text:style-name="P123">For this, one can create file <text:span text:style-name="T33">listing patterns to match them in .gitignore file. Below is an example of .gitignore file</text:span></text:p>
        </text:list-item>
      </text:list>
      <text:p text:style-name="P64">$ cat .gitignore</text:p>
      <text:p text:style-name="P64">*.[oa]</text:p>
      <text:p text:style-name="P64">*~</text:p>
      <text:list xml:id="list120331314196532" text:continue-numbering="true" text:style-name="L1">
        <text:list-header>
          <text:p text:style-name="P124">The first line tells git to ignore any files ending in '.o' or '.a' extension, i.e. object and archive files. The second line tells to ignore all files whose name ends with ~, which is used by many text editors such as emacs to mark temporary files.</text:p>
        </text:list-header>
        <text:list-item>
          <text:p text:style-name="P125">One may also include log, tmp and pid directory, automatically generated documentation and so on.</text:p>
        </text:list-item>
        <text:list-item>
          <text:p text:style-name="P126">Setting up a .gitignore file for your new repository before you get going is a good idea so you dont accidentally commit files which you dont want in your git repository.</text:p>
        </text:list-item>
        <text:list-item>
          <text:p text:style-name="P127">Rules for patterns one can use in .gitignore file</text:p>
          <text:list>
            <text:list-item>
              <text:list>
                <text:list-item>
                  <text:list>
                    <text:list-item>
                      <text:list>
                        <text:list-item>
                          <text:list>
                            <text:list-item>
                              <text:list>
                                <text:list-item>
                                  <text:list>
                                    <text:list-item>
                                      <text:list>
                                        <text:list-header>
                                          <text:p text:style-name="P127"><text:s text:c="6"/>• <text:s/>Blank lines or lines starting with # are ignored.</text:p>
                                        </text:list-header>
                                      </text:list>
                                    </text:list-item>
                                  </text:list>
                                </text:list-item>
                              </text:list>
                            </text:list-item>
                          </text:list>
                        </text:list-item>
                      </text:list>
                    </text:list-item>
                  </text:list>
                </text:list-item>
              </text:list>
            </text:list-item>
          </text:list>
        </text:list-item>
      </text:list>
      <text:p text:style-name="P27"><text:tab/>• <text:s/>Standard glob patterns work, and will be applied recursively throughout the entire working tree.</text:p>
      <text:p text:style-name="P27"><text:tab/>• <text:s/>You can start patterns with a forward slash (/) to avoid recursivity.</text:p>
      <text:p text:style-name="P27"><text:tab/>• <text:s/>You can end patterns with a forward slash (/) to specify a directory.</text:p>
      <text:p text:style-name="P27"><text:tab/>• <text:s/>You can negate a pattern by starting it with an exclamation point (!).</text:p>
      <text:list xml:id="list120331314190163" text:continue-numbering="true" text:style-name="L1">
        <text:list-item>
          <text:p text:style-name="P128">Glob patterns are like simplified regular expressions that shells use. <text:span text:style-name="T34">Example</text:span></text:p>
        </text:list-item>
      </text:list>
      <text:p text:style-name="P28"><text:tab/>- <text:s/>Asterik (*) matches zero or more characters. </text:p>
      <text:p text:style-name="P28"><text:tab/>- <text:s/>[abc] matches any character inside bracket(a, b <text:span text:style-name="T35">or </text:span>c in this case).</text:p>
      <text:p text:style-name="P28"><text:tab/>- <text:s/><text:span text:style-name="T36">a question marke (?) matches single characters.</text:span></text:p>
      <text:p text:style-name="P28"><text:tab/>- <text:s/><text:span text:style-name="T37">Bracket enclosing pattern separated by hyphen ([0-9]) matches any character between them(in this case 0 <text:tab/><text:tab/> <text:s text:c="2"/>to 9).</text:span></text:p>
      <text:p text:style-name="P28"><text:tab/>- <text:s/><text:span text:style-name="T37">One can also use two asteriks to match nested directories like a/**/z would match a/z, a/b/z, a/b/c/d/z.</text:span></text:p>
      <text:list xml:id="list120331314189163" text:continue-numbering="true" text:style-name="L1">
        <text:list-item>
          <text:p text:style-name="P129">Example</text:p>
        </text:list-item>
      </text:list>
      <text:p text:style-name="P89"># ignore all .a files</text:p>
      <text:p text:style-name="P17">*.a</text:p>
      <text:p text:style-name="P17"/>
      <text:p text:style-name="P17"># but do track lib.a, even though you're ignoring .a files above</text:p>
      <text:p text:style-name="P17">!lib.a</text:p>
      <text:p text:style-name="P17"/>
      <text:p text:style-name="P17"># only ignore the TODO file in the current directory, not subdir/TODO</text:p>
      <text:p text:style-name="P17">/TODO</text:p>
      <text:p text:style-name="P17"/>
      <text:p text:style-name="P17"># ignore all files in the build/ directory</text:p>
      <text:p text:style-name="P17">build/</text:p>
      <text:p text:style-name="P17"/>
      <text:p text:style-name="P17"># ignore doc/notes.txt, but not doc/server/arch.txt</text:p>
      <text:p text:style-name="P17">doc/*.txt</text:p>
      <text:p text:style-name="P17"/>
      <text:p text:style-name="P17"># ignore all .pdf files in the doc/ directory and any of its subdirectories</text:p>
      <text:p text:style-name="P18">doc/**/*.pdf</text:p>
      <text:list xml:id="list120331314184696" text:continue-numbering="true" text:style-name="L1">
        <text:list-item>
          <text:p text:style-name="P130"><text:soft-page-break/>Git maintains list of .gitignore file examples to use for different situations at <text:s text:c="3"/><text:a xlink:type="simple" xlink:href="https://github.com/github/gitignore">https://github.com/github/gitignore</text:a> </text:p>
        </text:list-item>
        <text:list-item>
          <text:p text:style-name="P131">One can have different .gitignore files for main directory and sub directories. In such case of nested .gitignore files rules applies to the directories where they are located.</text:p>
        </text:list-item>
      </text:list>
      <text:p text:style-name="P30"/>
      <text:p text:style-name="P47">Viewing your staged and unstaged changes</text:p>
      <text:list xml:id="list120331314178117" text:continue-numbering="true" text:style-name="L1">
        <text:list-item>
          <text:p text:style-name="P132">Command 'git status' gives one info about which files are created or changed or staged, but it don't give ones idea about what changes exactly made in the files. <text:span text:style-name="T38">For this we have command 'git diff'. </text:span></text:p>
        </text:list-item>
        <text:list-item>
          <text:p text:style-name="P133">Current status of 'my_project' repository is </text:p>
          <text:p text:style-name="P133"/>
        </text:list-item>
      </text:list>
      <text:p text:style-name="P72">$ git status</text:p>
      <text:p text:style-name="P2">On branch master</text:p>
      <text:p text:style-name="P2">Changes to be committed:</text:p>
      <text:p text:style-name="P2"><text:s text:c="2"/>(use "git reset HEAD &lt;file&gt;..." to unstage)</text:p>
      <text:p text:style-name="P2"/>
      <text:p text:style-name="Standard"><text:span text:style-name="T13"><text:s text:c="8"/></text:span><text:span text:style-name="T15">modified: <text:s text:c="2"/>README.txt</text:span></text:p>
      <text:p text:style-name="Standard"><text:span text:style-name="T13"><text:s text:c="8"/></text:span><text:span text:style-name="T15">new file: <text:s text:c="2"/>README1.txt</text:span></text:p>
      <text:p text:style-name="P13"/>
      <text:p text:style-name="P2">Changes not staged for commit:</text:p>
      <text:p text:style-name="P2"><text:s text:c="2"/>(use "git add &lt;file&gt;..." to update what will be committed)</text:p>
      <text:p text:style-name="P2"><text:s text:c="2"/>(use "git checkout -- &lt;file&gt;..." to discard changes in working directory)</text:p>
      <text:p text:style-name="P2"/>
      <text:p text:style-name="Standard"><text:span text:style-name="T13"><text:s text:c="8"/></text:span><text:span text:style-name="T23">modified: <text:s text:c="2"/>contributing.txt</text:span></text:p>
      <text:p text:style-name="P9"/>
      <text:p text:style-name="P2">Untracked files:</text:p>
      <text:p text:style-name="P2"><text:s text:c="2"/>(use "git add &lt;file&gt;..." to include in what will be committed)</text:p>
      <text:p text:style-name="P2"/>
      <text:p text:style-name="P8"><text:span text:style-name="T13"><text:s text:c="8"/></text:span><text:span text:style-name="T23">README2.txt</text:span></text:p>
      <text:p text:style-name="P10"/>
      <text:list xml:id="list120331314171953" text:continue-numbering="true" text:style-name="L1">
        <text:list-item>
          <text:p text:style-name="P134">Now lets check what changes have been made to the files using command 'git diff'.</text:p>
          <text:p text:style-name="P134"/>
        </text:list-item>
      </text:list>
      <text:p text:style-name="P73">$ git diff</text:p>
      <text:p text:style-name="P5">diff --git a/contributing.txt b/contributing.txt</text:p>
      <text:p text:style-name="P5">index 9fda799..abdf340 100644</text:p>
      <text:p text:style-name="P5">--- a/contributing.txt</text:p>
      <text:p text:style-name="P5">+++ b/contributing.txt</text:p>
      <text:p text:style-name="P19">@@ -1 +1,3 @@</text:p>
      <text:p text:style-name="P4"><text:s/>contributing change1</text:p>
      <text:p text:style-name="P14">+contributing change2</text:p>
      <text:p text:style-name="P15">+contributing change3</text:p>
      <text:list xml:id="list120331330181604" text:continue-numbering="true" text:style-name="L1">
        <text:list-item>
          <text:p text:style-name="P135">The above command compares ones working directory and staging area. The result will <text:span text:style-name="T40">tell you about changes which have been made but not yet staged.</text:span></text:p>
        </text:list-item>
        <text:list-item>
          <text:p text:style-name="P136">If one want to know what <text:span text:style-name="T41">difference between what has been staged and the last commit then he can use 'git diff --staged' or(git diff --cached) as shown below.</text:span></text:p>
        </text:list-item>
      </text:list>
      <text:p text:style-name="P74">$ git diff --staged</text:p>
      <text:p text:style-name="P6">diff --git a/README.txt b/README.txt</text:p>
      <text:p text:style-name="P5">index f717364..5378c00 100644</text:p>
      <text:p text:style-name="P5">--- a/README.txt</text:p>
      <text:p text:style-name="P5">+++ b/README.txt</text:p>
      <text:p text:style-name="P19">@@ -1 +1 @@</text:p>
      <text:p text:style-name="P11">-Chapter 2 Git Basic from book Pro Git 2nd edition.</text:p>
      <text:p text:style-name="P4">\ No newline at end of file</text:p>
      <text:p text:style-name="P14">+Chapter 1-3 from book Pro Git 2nd edition.</text:p>
      <text:p text:style-name="P5">diff --git a/README1.txt b/README1.txt</text:p>
      <text:p text:style-name="P5">new file mode 100644</text:p>
      <text:p text:style-name="P5">index 0000000..9c0f9f8</text:p>
      <text:p text:style-name="P5">--- /dev/null</text:p>
      <text:p text:style-name="P5">+++ b/README1.txt</text:p>
      <text:p text:style-name="P19">@@ -0,0 +1 @@</text:p>
      <text:p text:style-name="P14">+readme file 1</text:p>
      <text:p text:style-name="P7">\ No newline at end of file</text:p>
      <text:list xml:id="list120331330193045" text:continue-numbering="true" text:style-name="L1">
        <text:list-item>
          <text:p text:style-name="P137">That is 'git diff' shows changes which are unstaged. And 'git diff --staged' shows changes which are staged.</text:p>
        </text:list-item>
      </text:list>
      <text:p text:style-name="P29"/>
      <text:p text:style-name="P48"><text:soft-page-break/>Skip<text:span text:style-name="T42">p</text:span>ing <text:span text:style-name="T42">the</text:span> staging area</text:p>
      <text:list xml:id="list120331330176150" text:continue-numbering="true" text:style-name="L1">
        <text:list-item>
          <text:p text:style-name="P138">One can commit all the tracked files at one go by adding '-a' during git commit. In this way one dont need to use 'add' to add files one by one to staging area first. <text:span text:style-name="T45">Lets commit our new changes using it.</text:span></text:p>
        </text:list-item>
      </text:list>
      <text:p text:style-name="P75">$ git status</text:p>
      <text:p text:style-name="P2">On branch master</text:p>
      <text:p text:style-name="P2">Changes to be committed:</text:p>
      <text:p text:style-name="P2"><text:s text:c="2"/>(use "git reset HEAD &lt;file&gt;..." to unstage)</text:p>
      <text:p text:style-name="P2"/>
      <text:p text:style-name="Standard"><text:span text:style-name="T13"><text:s text:c="8"/></text:span><text:span text:style-name="T15">modified: <text:s text:c="2"/>README.txt</text:span></text:p>
      <text:p text:style-name="Standard"><text:span text:style-name="T13"><text:s text:c="8"/></text:span><text:span text:style-name="T15">new file: <text:s text:c="2"/>README1.txt</text:span></text:p>
      <text:p text:style-name="P13"/>
      <text:p text:style-name="P2">Changes not staged for commit:</text:p>
      <text:p text:style-name="P2"><text:s text:c="2"/>(use "git add &lt;file&gt;..." to update what will be committed)</text:p>
      <text:p text:style-name="P2"><text:s text:c="2"/>(use "git checkout -- &lt;file&gt;..." to discard changes in working directory)</text:p>
      <text:p text:style-name="P2"/>
      <text:p text:style-name="Standard"><text:span text:style-name="T13"><text:s text:c="8"/></text:span><text:span text:style-name="T23">modified: <text:s text:c="2"/>README1.txt</text:span></text:p>
      <text:p text:style-name="Standard"><text:span text:style-name="T13"><text:s text:c="8"/></text:span><text:span text:style-name="T23">modified: <text:s text:c="2"/>contributing.txt</text:span></text:p>
      <text:p text:style-name="P9"/>
      <text:p text:style-name="P2">Untracked files:</text:p>
      <text:p text:style-name="P2"><text:s text:c="2"/>(use "git add &lt;file&gt;..." to include in what will be committed)</text:p>
      <text:p text:style-name="P2"/>
      <text:p text:style-name="Standard"><text:span text:style-name="T13"><text:s text:c="8"/></text:span><text:span text:style-name="T23">README2.txt</text:span></text:p>
      <text:p text:style-name="P9"/>
      <text:p text:style-name="P9"/>
      <text:p text:style-name="Standard"><text:span text:style-name="T15">Jayant@JayantDELL </text:span><text:span text:style-name="T43">MINGW64 </text:span><text:span text:style-name="T44">/f/Java material/Video tutorials/Machine Learning Courses/CS109/Git/Labs/git Test/my_project</text:span><text:span text:style-name="T39"> (master)</text:span></text:p>
      <text:p text:style-name="P2">$ git commit -a -m "added changes to README, README1 and contributing.txt file"</text:p>
      <text:p text:style-name="P2">[master 9943dc9] added changes to README, README1 and contributing.txt file</text:p>
      <text:p text:style-name="P2"><text:s/>3 files changed, 4 insertions(+), 1 deletion(-)</text:p>
      <text:p text:style-name="P2"><text:s/>create mode 100644 README1.txt</text:p>
      <text:p text:style-name="P2"/>
      <text:p text:style-name="Standard"><text:span text:style-name="T15">Jayant@JayantDELL </text:span><text:span text:style-name="T43">MINGW64 </text:span><text:span text:style-name="T44">/f/Java material/Video tutorials/Machine Learning Courses/CS109/Git/Labs/git Test/my_project</text:span><text:span text:style-name="T39"> (master)</text:span></text:p>
      <text:p text:style-name="P2">$ git status</text:p>
      <text:p text:style-name="P2">On branch master</text:p>
      <text:p text:style-name="P2">Untracked files:</text:p>
      <text:p text:style-name="P2"><text:s text:c="2"/>(use "git add &lt;file&gt;..." to include in what will be committed)</text:p>
      <text:p text:style-name="P2"/>
      <text:p text:style-name="Standard"><text:span text:style-name="T13"><text:s text:c="8"/></text:span><text:span text:style-name="T23">README2.txt</text:span></text:p>
      <text:p text:style-name="P9"/>
      <text:p text:style-name="P3">nothing added to commit but untracked files present (use "git add" to track)</text:p>
      <text:p text:style-name="P31"/>
      <text:p text:style-name="P49">Removing files</text:p>
      <text:list xml:id="list120331346201090" text:continue-numbering="true" text:style-name="L1">
        <text:list-item>
          <text:p text:style-name="P139">Removing a file from git means removing it from ones tracked files. </text:p>
        </text:list-item>
        <text:list-item>
          <text:p text:style-name="P140">Just removing it from ones working directory will shows it under “Changes not staged for commit:”. Lets remove README1.txt just from working directory and check status.</text:p>
        </text:list-item>
      </text:list>
      <text:p text:style-name="P76">$ git status</text:p>
      <text:p text:style-name="P2">On branch master</text:p>
      <text:p text:style-name="P2">Changes not staged for commit:</text:p>
      <text:p text:style-name="P2"><text:s text:c="2"/>(use "git add/rm &lt;file&gt;..." to update what will be committed)</text:p>
      <text:p text:style-name="P2"><text:s text:c="2"/>(use "git checkout -- &lt;file&gt;..." to discard changes in working directory)</text:p>
      <text:p text:style-name="P2"/>
      <text:p text:style-name="Standard"><text:span text:style-name="T13"><text:s text:c="8"/></text:span><text:span text:style-name="T23">deleted: <text:s text:c="3"/>README1.txt</text:span></text:p>
      <text:p text:style-name="P9"/>
      <text:p text:style-name="P2">Untracked files:</text:p>
      <text:p text:style-name="P2"><text:s text:c="2"/>(use "git add &lt;file&gt;..." to include in what will be committed)</text:p>
      <text:p text:style-name="P2"/>
      <text:p text:style-name="Standard"><text:span text:style-name="T13"><text:s text:c="8"/></text:span><text:span text:style-name="T23">README2.txt</text:span></text:p>
      <text:p text:style-name="P9"/>
      <text:p text:style-name="P3">no changes added to commit (use "git add" and/or "git commit -a")</text:p>
      <text:list xml:id="list120331346173031" text:continue-numbering="true" text:style-name="L1">
        <text:list-item>
          <text:p text:style-name="P141">Hence we have <text:span text:style-name="T46">'git rm' command to remove file completely. Lets check how it works</text:span></text:p>
        </text:list-item>
      </text:list>
      <text:p text:style-name="P77">$ git rm README1.txt</text:p>
      <text:p text:style-name="P2">rm 'README1.txt'</text:p>
      <text:p text:style-name="P2"/>
      <text:p text:style-name="Standard"><text:span text:style-name="T15">Jayant@JayantDELL </text:span><text:span text:style-name="T43">MINGW64 </text:span><text:span text:style-name="T44">/f/Java material/Video tutorials/Machine Learning Courses/CS109/Git/Labs/git Test/my_project</text:span><text:span text:style-name="T39"> (master)</text:span></text:p>
      <text:p text:style-name="P2">$ git status</text:p>
      <text:p text:style-name="P2">On branch master</text:p>
      <text:p text:style-name="P2">Changes to be committed:</text:p>
      <text:p text:style-name="P2"><text:s text:c="2"/>(use "git reset HEAD &lt;file&gt;..." to unstage)</text:p>
      <text:p text:style-name="P2"/>
      <text:p text:style-name="Standard"><text:span text:style-name="T13"><text:s text:c="8"/></text:span><text:span text:style-name="T15">deleted: <text:s text:c="3"/>README1.txt</text:span></text:p>
      <text:p text:style-name="P13"/>
      <text:p text:style-name="P2">Untracked files:</text:p>
      <text:p text:style-name="P2"><text:s text:c="2"/>(use "git add &lt;file&gt;..." to include in what will be committed)</text:p>
      <text:p text:style-name="P2"><text:soft-page-break/></text:p>
      <text:p text:style-name="P8"><text:span text:style-name="T13"><text:s text:c="8"/></text:span><text:span text:style-name="T23">README2.txt</text:span></text:p>
      <text:list xml:id="list120331346191985" text:continue-numbering="true" text:style-name="L1">
        <text:list-item>
          <text:p text:style-name="P142">The next time one commits the file will be gone forever and will no longer will tracked.</text:p>
        </text:list-item>
        <text:list-item>
          <text:p text:style-name="P143">Lets commit README2.txt file now</text:p>
        </text:list-item>
      </text:list>
      <text:p text:style-name="P78">$ git status</text:p>
      <text:p text:style-name="P2">On branch master</text:p>
      <text:p text:style-name="P2">Changes to be committed:</text:p>
      <text:p text:style-name="P2"><text:s text:c="2"/>(use "git reset HEAD &lt;file&gt;..." to unstage)</text:p>
      <text:p text:style-name="P2"/>
      <text:p text:style-name="Standard"><text:span text:style-name="T13"><text:s text:c="8"/></text:span><text:span text:style-name="T15">deleted: <text:s text:c="3"/>README1.txt</text:span></text:p>
      <text:p text:style-name="P13"/>
      <text:p text:style-name="P2">Untracked files:</text:p>
      <text:p text:style-name="P2"><text:s text:c="2"/>(use "git add &lt;file&gt;..." to include in what will be committed)</text:p>
      <text:p text:style-name="P2"/>
      <text:p text:style-name="Standard"><text:span text:style-name="T13"><text:s text:c="8"/></text:span><text:span text:style-name="T23">README2.txt</text:span></text:p>
      <text:p text:style-name="P9"/>
      <text:p text:style-name="P9"/>
      <text:p text:style-name="Standard"><text:span text:style-name="T15">Jayant@JayantDELL </text:span><text:span text:style-name="T43">MINGW64 </text:span><text:span text:style-name="T44">/f/Java material/Video tutorials/Machine Learning Courses/CS109/Git/Labs/git Test/my_project</text:span><text:span text:style-name="T39"> (master)</text:span></text:p>
      <text:p text:style-name="P2">$ git add README2.txt</text:p>
      <text:p text:style-name="P2"/>
      <text:p text:style-name="Standard"><text:span text:style-name="T15">Jayant@JayantDELL </text:span><text:span text:style-name="T43">MINGW64 </text:span><text:span text:style-name="T44">/f/Java material/Video tutorials/Machine Learning Courses/CS109/Git/Labs/git Test/my_project</text:span><text:span text:style-name="T39"> (master)</text:span></text:p>
      <text:p text:style-name="P2">$ git commit -m "committing README2.txt file"</text:p>
      <text:p text:style-name="P2">[master 154e8ed] committing README2.txt file</text:p>
      <text:p text:style-name="P2"><text:s/>2 files changed, 1 insertion(+), 1 deletion(-)</text:p>
      <text:p text:style-name="P2"><text:s/>delete mode 100644 README1.txt</text:p>
      <text:p text:style-name="P3"><text:s/>create mode 100644 README2.txt</text:p>
      <text:list xml:id="list120331361187541" text:continue-numbering="true" text:style-name="L1">
        <text:list-item>
          <text:p text:style-name="P143">Above <text:span text:style-name="T47">we can see README1.txt file has been deleted and README2.txt file added to the new snapshot.</text:span></text:p>
        </text:list-item>
        <text:list-item>
          <text:p text:style-name="P144">Sometime we want to delete file from git but keep it in working directory. For this we have <text:span text:style-name="T48">command “git rm –cached &lt;file name&gt;”. Lets remove file README2.txt with this.</text:span></text:p>
        </text:list-item>
      </text:list>
      <text:p text:style-name="P79">$ git rm --cached README2.txt</text:p>
      <text:p text:style-name="P2">rm 'README2.txt'</text:p>
      <text:p text:style-name="P32"/>
      <text:p text:style-name="P32"><text:span text:style-name="T15">Jayant@JayantDELL </text:span><text:span text:style-name="T43">MINGW64 </text:span><text:span text:style-name="T44">/f/Java material/Video tutorials/Machine Learning Courses/CS109/Git/Labs/git Test/my_project</text:span><text:span text:style-name="T39"> (master)</text:span></text:p>
      <text:p text:style-name="P2">$ git commit -m "just a plain commit"</text:p>
      <text:p text:style-name="P2">[master 9bef986] just a plain commit</text:p>
      <text:p text:style-name="P2"><text:s/>1 file changed, 1 deletion(-)</text:p>
      <text:p text:style-name="P2"><text:s/>delete mode 100644 README2.txt</text:p>
      <text:p text:style-name="P2"/>
      <text:p text:style-name="Standard"><text:span text:style-name="T15">Jayant@JayantDELL </text:span><text:span text:style-name="T43">MINGW64 </text:span><text:span text:style-name="T44">/f/Java material/Video tutorials/Machine Learning Courses/CS109/Git/Labs/git Test/my_project</text:span><text:span text:style-name="T39"> (master)</text:span></text:p>
      <text:p text:style-name="P2">$ git status</text:p>
      <text:p text:style-name="P2">On branch master</text:p>
      <text:p text:style-name="P2">Untracked files:</text:p>
      <text:p text:style-name="P2"><text:s text:c="2"/>(use "git add &lt;file&gt;..." to include in what will be committed)</text:p>
      <text:p text:style-name="P2"/>
      <text:p text:style-name="Standard"><text:span text:style-name="T13"><text:s text:c="8"/></text:span><text:span text:style-name="T23">README2.txt</text:span></text:p>
      <text:p text:style-name="P9"/>
      <text:p text:style-name="P3">nothing added to commit but untracked files present (use "git add" to track)</text:p>
      <text:list xml:id="list120331361194830" text:continue-numbering="true" text:style-name="L1">
        <text:list-item>
          <text:p text:style-name="P145">We can see README2.txt file has been deleted during last commit and is shown as untracked currently.</text:p>
        </text:list-item>
        <text:list-item>
          <text:p text:style-name="P146">With 'git rm' command one can pass <text:span text:style-name="T49">files, directories and file-glob patterns like</text:span></text:p>
          <text:p text:style-name="P185">git rm log/\*.log</text:p>
          <text:p text:style-name="P147">The above command removes all the file with extension .log present in the log/ directory.</text:p>
          <text:p text:style-name="P148">git rm \*~</text:p>
          <text:p text:style-name="P148">Above command removes all files whose name end with a '~'.</text:p>
        </text:list-item>
      </text:list>
      <text:p text:style-name="P33"/>
      <text:p text:style-name="P50">Moving files</text:p>
      <text:list xml:id="list120331361179816" text:continue-numbering="true" text:style-name="L1">
        <text:list-item>
          <text:p text:style-name="P149">One can rename a file using 'git mv' command.</text:p>
        </text:list-item>
      </text:list>
      <text:p text:style-name="P80">$ git mv contributing.txt contributing_new.txt</text:p>
      <text:p text:style-name="P2"/>
      <text:p text:style-name="Standard"><text:span text:style-name="T15">Jayant@JayantDELL </text:span><text:span text:style-name="T43">MINGW64 </text:span><text:span text:style-name="T44">/f/Java material/Video tutorials/Machine Learning Courses/CS109/Git/Labs/git Test/my_project</text:span><text:span text:style-name="T39"> (master)</text:span></text:p>
      <text:p text:style-name="P2">$ git status</text:p>
      <text:p text:style-name="P2">On branch master</text:p>
      <text:p text:style-name="P2"><text:soft-page-break/>Changes to be committed:</text:p>
      <text:p text:style-name="P2"><text:s text:c="2"/>(use "git reset HEAD &lt;file&gt;..." to unstage)</text:p>
      <text:p text:style-name="P2"/>
      <text:p text:style-name="Standard"><text:span text:style-name="T13"><text:s text:c="8"/></text:span><text:span text:style-name="T15">renamed: <text:s text:c="3"/>contributing.txt -&gt; contributing_new.txt</text:span></text:p>
      <text:p text:style-name="P13"/>
      <text:p text:style-name="P2">Untracked files:</text:p>
      <text:p text:style-name="P2"><text:s text:c="2"/>(use "git add &lt;file&gt;..." to include in what will be committed)</text:p>
      <text:p text:style-name="P2"/>
      <text:p text:style-name="P8"><text:span text:style-name="T13"><text:s text:c="8"/></text:span><text:span text:style-name="T23">README2.txt</text:span></text:p>
      <text:p text:style-name="P51">Viewing the commit history</text:p>
      <text:list xml:id="list120331361188991" text:continue-numbering="true" text:style-name="L1">
        <text:list-item>
          <text:p text:style-name="P150">If one have committed several times or if one has copied a repository with commit history then he can check it through command 'git log'. <text:span text:style-name="T50">Lets check it for our repository my_project.</text:span></text:p>
        </text:list-item>
      </text:list>
      <text:p text:style-name="P81">$ git log</text:p>
      <text:p text:style-name="Standard"><text:span text:style-name="T44">commit 9bef986304590eb99f185d1f3341013a81c66bff (</text:span><text:span text:style-name="T51">HEAD -&gt; </text:span><text:span text:style-name="T52">master</text:span><text:span text:style-name="T44">)</text:span></text:p>
      <text:p text:style-name="P2">Author: Jayant &lt;jayantjoshi0209@gmail.com&gt;</text:p>
      <text:p text:style-name="P2">Date: <text:s text:c="2"/>Sat Dec 16 12:51:03 2017 +0530</text:p>
      <text:p text:style-name="P2"/>
      <text:p text:style-name="P2"><text:s text:c="4"/>just a plain commit</text:p>
      <text:p text:style-name="P2"/>
      <text:p text:style-name="P21">commit 154e8edce6ca7a115f890ca2bf0fba50d709608e</text:p>
      <text:p text:style-name="P2">Author: Jayant &lt;jayantjoshi0209@gmail.com&gt;</text:p>
      <text:p text:style-name="P2">Date: <text:s text:c="2"/>Sat Dec 16 12:43:16 2017 +0530</text:p>
      <text:p text:style-name="P2"/>
      <text:p text:style-name="P2"><text:s text:c="4"/>committing README2.txt file</text:p>
      <text:p text:style-name="P2"/>
      <text:p text:style-name="P21">commit 9943dc9e6bfc342af4c1fdc1e7320bf0a590d018</text:p>
      <text:p text:style-name="P2">Author: Jayant &lt;jayantjoshi0209@gmail.com&gt;</text:p>
      <text:p text:style-name="P2">Date: <text:s text:c="2"/>Sat Dec 16 12:17:04 2017 +0530</text:p>
      <text:p text:style-name="P2"/>
      <text:p text:style-name="P2"><text:s text:c="4"/>added changes to README, README1 and contributing.txt file</text:p>
      <text:p text:style-name="P2"/>
      <text:p text:style-name="P21">commit e3144ebccee6f27de126d94ff296a8bf16c178e9</text:p>
      <text:p text:style-name="P2">Author: Jayant &lt;jayantjoshi0209@gmail.com&gt;</text:p>
      <text:p text:style-name="P2">Date: <text:s text:c="2"/>Sun Dec 10 12:38:12 2017 +0530</text:p>
      <text:p text:style-name="P2"/>
      <text:p text:style-name="P2"><text:s text:c="4"/>changes1 and changes2 added</text:p>
      <text:p text:style-name="P2"/>
      <text:p text:style-name="P21">commit 580ec214db580b0ef98c1701758da77cd50d28f0</text:p>
      <text:p text:style-name="P2">Author: Jayant &lt;jayantjoshi0209@gmail.com&gt;</text:p>
      <text:p text:style-name="P2">Date: <text:s text:c="2"/>Sun Dec 10 12:00:43 2017 +0530</text:p>
      <text:p text:style-name="P2"/>
      <text:p text:style-name="P2"><text:s text:c="4"/>adding contributing.txt</text:p>
      <text:p text:style-name="P2"/>
      <text:p text:style-name="P21">commit 411a52f06af4998907eabccb660671a4354fd81b</text:p>
      <text:p text:style-name="P2">Author: Jayant &lt;jayantjoshi0209@gmail.com&gt;</text:p>
      <text:p text:style-name="P2">Date: <text:s text:c="2"/>Sun Dec 10 11:48:52 2017 +0530</text:p>
      <text:p text:style-name="P2"/>
      <text:p text:style-name="P2"><text:s text:c="4"/>LICENSE.txt and README.txt have been added</text:p>
      <text:p text:style-name="P34"/>
      <text:list xml:id="list120331377200310" text:continue-numbering="true" text:style-name="L1">
        <text:list-item>
          <text:p text:style-name="P151">'git log' <text:span text:style-name="T53">lists the commits in reverse chronological order.</text:span></text:p>
        </text:list-item>
        <text:list-item>
          <text:p text:style-name="P152">This command lists commit with SHA-1 checksum, the author's name, email, date written and commit message.</text:p>
        </text:list-item>
        <text:list-item>
          <text:p text:style-name="P153">Variety of options are available with 'git log' like -p or --patch which shows the difference introduced in each output. </text:p>
        </text:list-item>
        <text:list-item>
          <text:p text:style-name="P153">Also one can limit the number of entries using -2 or -3 etc</text:p>
        </text:list-item>
      </text:list>
      <text:p text:style-name="P35"/>
      <text:p text:style-name="P82">$ git log -p -3</text:p>
      <text:p text:style-name="Standard"><text:span text:style-name="T44">commit 9bef986304590eb99f185d1f3341013a81c66bff (</text:span><text:span text:style-name="T51">HEAD -&gt; </text:span><text:span text:style-name="T52">master</text:span><text:span text:style-name="T44">)</text:span></text:p>
      <text:p text:style-name="P2">Author: Jayant &lt;jayantjoshi0209@gmail.com&gt;</text:p>
      <text:p text:style-name="P2">Date: <text:s text:c="2"/>Sat Dec 16 12:51:03 2017 +0530</text:p>
      <text:p text:style-name="P2"/>
      <text:p text:style-name="P2"><text:s text:c="4"/>just a plain commit</text:p>
      <text:p text:style-name="P2"/>
      <text:p text:style-name="P5">diff --git a/README2.txt b/README2.txt</text:p>
      <text:p text:style-name="P5">deleted file mode 100644</text:p>
      <text:p text:style-name="P5">index 1a32bb3..0000000</text:p>
      <text:p text:style-name="P5">--- a/README2.txt</text:p>
      <text:p text:style-name="P5">+++ /dev/null</text:p>
      <text:p text:style-name="P20">@@ -1 +0,0 @@</text:p>
      <text:p text:style-name="P12">-readme file 2</text:p>
      <text:p text:style-name="P5">\ No newline at end of file</text:p>
      <text:p text:style-name="P5"/>
      <text:p text:style-name="P22">commit 154e8edce6ca7a115f890ca2bf0fba50d709608e</text:p>
      <text:p text:style-name="P5"><text:soft-page-break/>Author: Jayant &lt;jayantjoshi0209@gmail.com&gt;</text:p>
      <text:p text:style-name="P5">Date: <text:s text:c="2"/>Sat Dec 16 12:43:16 2017 +0530</text:p>
      <text:p text:style-name="P5"/>
      <text:p text:style-name="P5"><text:s text:c="4"/>committing README2.txt file</text:p>
      <text:p text:style-name="P5"/>
      <text:p text:style-name="P5">diff --git a/README1.txt b/README1.txt</text:p>
      <text:p text:style-name="P5">deleted file mode 100644</text:p>
      <text:p text:style-name="P5">index 65e2881..0000000</text:p>
      <text:p text:style-name="P5">--- a/README1.txt</text:p>
      <text:p text:style-name="P5">+++ /dev/null</text:p>
      <text:p text:style-name="P20">@@ -1 +0,0 @@</text:p>
      <text:p text:style-name="P12">-readme file 1 ##</text:p>
      <text:p text:style-name="P5">\ No newline at end of file</text:p>
      <text:p text:style-name="P5">diff --git a/README2.txt b/README2.txt</text:p>
      <text:p text:style-name="P5">new file mode 100644</text:p>
      <text:p text:style-name="P5">index 0000000..1a32bb3</text:p>
      <text:p text:style-name="P5">--- /dev/null</text:p>
      <text:p text:style-name="P5">+++ b/README2.txt</text:p>
      <text:p text:style-name="P20">@@ -0,0 +1 @@</text:p>
      <text:p text:style-name="P16">+readme file 2</text:p>
      <text:p text:style-name="P5">\ No newline at end of file</text:p>
      <text:p text:style-name="P5"/>
      <text:p text:style-name="P22">commit 9943dc9e6bfc342af4c1fdc1e7320bf0a590d018</text:p>
      <text:p text:style-name="P5">Author: Jayant &lt;jayantjoshi0209@gmail.com&gt;</text:p>
      <text:p text:style-name="P5">Date: <text:s text:c="2"/>Sat Dec 16 12:17:04 2017 +0530</text:p>
      <text:p text:style-name="P5"/>
      <text:p text:style-name="P5"><text:s text:c="4"/>added changes to README, README1 and contributing.txt file</text:p>
      <text:p text:style-name="P5"/>
      <text:p text:style-name="P5">diff --git a/README.txt b/README.txt</text:p>
      <text:p text:style-name="P5">index f717364..5378c00 100644</text:p>
      <text:p text:style-name="P5">--- a/README.txt</text:p>
      <text:p text:style-name="P5">+++ b/README.txt</text:p>
      <text:p text:style-name="P82">+++ b/README.txt</text:p>
      <text:p text:style-name="P20">@@ -1 +1 @@</text:p>
      <text:p text:style-name="P12">-Chapter 2 Git Basic from book Pro Git 2nd edition.</text:p>
      <text:p text:style-name="P5">\ No newline at end of file</text:p>
      <text:p text:style-name="P16">+Chapter 1-3 from book Pro Git 2nd edition.</text:p>
      <text:p text:style-name="P5">diff --git a/README1.txt b/README1.txt</text:p>
      <text:p text:style-name="P5">new file mode 100644</text:p>
      <text:p text:style-name="P5">index 0000000..65e2881</text:p>
      <text:p text:style-name="P5">--- /dev/null</text:p>
      <text:p text:style-name="P5">+++ b/README1.txt</text:p>
      <text:p text:style-name="P20">@@ -0,0 +1 @@</text:p>
      <text:p text:style-name="P16">+readme file 1 ##</text:p>
      <text:p text:style-name="P5">\ No newline at end of file</text:p>
      <text:p text:style-name="P5">diff --git a/contributing.txt b/contributing.txt</text:p>
      <text:p text:style-name="P5">index 9fda799..abdf340 100644</text:p>
      <text:p text:style-name="P5">--- a/contributing.txt</text:p>
      <text:p text:style-name="P5">+++ b/contributing.txt</text:p>
      <text:p text:style-name="P20">@@ -1 +1,3 @@</text:p>
      <text:p text:style-name="P5"><text:s/>contributing change1</text:p>
      <text:p text:style-name="P16">+contributing change2</text:p>
      <text:p text:style-name="P16">+contributing change3</text:p>
      <text:p text:style-name="P35"/>
      <text:list xml:id="list120331392174153" text:continue-numbering="true" text:style-name="L1">
        <text:list-item>
          <text:p text:style-name="P154">To see some abbreviated state for commit</text:p>
        </text:list-item>
      </text:list>
      <text:p text:style-name="P83">$ git log -2 --stat</text:p>
      <text:p text:style-name="Standard"><text:span text:style-name="T44">commit 9bef986304590eb99f185d1f3341013a81c66bff (</text:span><text:span text:style-name="T51">HEAD -&gt; </text:span><text:span text:style-name="T52">master</text:span><text:span text:style-name="T44">)</text:span></text:p>
      <text:p text:style-name="P2">Author: Jayant &lt;jayantjoshi0209@gmail.com&gt;</text:p>
      <text:p text:style-name="P2">Date: <text:s text:c="2"/>Sat Dec 16 12:51:03 2017 +0530</text:p>
      <text:p text:style-name="P2"/>
      <text:p text:style-name="P2"><text:s text:c="4"/>just a plain commit</text:p>
      <text:p text:style-name="P2"/>
      <text:p text:style-name="Standard"><text:span text:style-name="T13"><text:s/>README2.txt | 1 </text:span><text:span text:style-name="T23">-</text:span></text:p>
      <text:p text:style-name="P2"><text:s/>1 file changed, 1 deletion(-)</text:p>
      <text:p text:style-name="P2"/>
      <text:p text:style-name="P21">commit 154e8edce6ca7a115f890ca2bf0fba50d709608e</text:p>
      <text:p text:style-name="P2">Author: Jayant &lt;jayantjoshi0209@gmail.com&gt;</text:p>
      <text:p text:style-name="P2">Date: <text:s text:c="2"/>Sat Dec 16 12:43:16 2017 +0530</text:p>
      <text:p text:style-name="P2"/>
      <text:p text:style-name="P2"><text:s text:c="4"/>committing README2.txt file</text:p>
      <text:p text:style-name="P2"/>
      <text:p text:style-name="Standard"><text:span text:style-name="T13"><text:s/>README1.txt | 1 </text:span><text:span text:style-name="T23">-</text:span></text:p>
      <text:p text:style-name="Standard"><text:span text:style-name="T13"><text:s/>README2.txt | 1 </text:span><text:span text:style-name="T15">+</text:span></text:p>
      <text:p text:style-name="P3"><text:s/>2 files changed, 1 insertion(+), 1 deletion(-)</text:p>
      <text:list xml:id="list120331392200284" text:continue-numbering="true" text:style-name="L1">
        <text:list-item>
          <text:p text:style-name="P155">Above we can see --stat command shows list of modified files, how many files were changed and how many lines in those files are added or removed. It also put summary of info at the end.</text:p>
        </text:list-item>
        <text:list-item>
          <text:p text:style-name="P156">The command “--pretty” shows log in a format other than default. <text:span text:style-name="T54">A few pre-built options are available to use. Example is shown below</text:span></text:p>
        </text:list-item>
      </text:list>
      <text:p text:style-name="P84">$ git log --pretty=oneline</text:p>
      <text:p text:style-name="Standard"><text:span text:style-name="T44">9bef986304590eb99f185d1f3341013a81c66bff (</text:span><text:span text:style-name="T51">HEAD -&gt; </text:span><text:span text:style-name="T52">master</text:span><text:span text:style-name="T44">)</text:span><text:span text:style-name="T13"> just a plain commit</text:span></text:p>
      <text:p text:style-name="Standard"><text:soft-page-break/><text:span text:style-name="T44">154e8edce6ca7a115f890ca2bf0fba50d709608e</text:span><text:span text:style-name="T13"> committing README2.txt file</text:span></text:p>
      <text:p text:style-name="Standard"><text:span text:style-name="T44">9943dc9e6bfc342af4c1fdc1e7320bf0a590d018</text:span><text:span text:style-name="T13"> added changes to README, README1 and contributing.txt file</text:span></text:p>
      <text:p text:style-name="Standard"><text:span text:style-name="T44">e3144ebccee6f27de126d94ff296a8bf16c178e9</text:span><text:span text:style-name="T13"> changes1 and changes2 added</text:span></text:p>
      <text:p text:style-name="Standard"><text:span text:style-name="T44">580ec214db580b0ef98c1701758da77cd50d28f0</text:span><text:span text:style-name="T13"> adding contributing.txt</text:span></text:p>
      <text:p text:style-name="P8"><text:span text:style-name="T44">411a52f06af4998907eabccb660671a4354fd81b</text:span><text:span text:style-name="T13"> LICENSE.txt and README.txt have been added</text:span></text:p>
      <text:list xml:id="list120331392185520" text:continue-numbering="true" text:style-name="L1">
        <text:list-item>
          <text:p text:style-name="P157">Like oneline there are short, full, fuller options to get log in different formats.</text:p>
        </text:list-item>
        <text:list-item>
          <text:p text:style-name="P157">The command 'format' let one decide format of his log. <text:span text:style-name="T55">It should be used as</text:span></text:p>
          <text:p text:style-name="P158">$ git log --pretty=format:"%h - %an, %ar : %s"</text:p>
        </text:list-item>
        <text:list-item>
          <text:p text:style-name="P159">Similarly there are many options for git log(see more in text book). Most common have been listed below</text:p>
        </text:list-item>
      </text:list>
      <text:p text:style-name="P36"/>
      <text:p text:style-name="P36"><draw:frame draw:style-name="fr1" draw:name="Image1" text:anchor-type="paragraph" svg:width="6.6528in" svg:height="3.7846in" draw:z-index="0"><draw:image xlink:href="Pictures/20000009000052FF0000309448A1D4BE.svm"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2">Undoing things</text:p>
      <text:list xml:id="list120331439171640" text:continue-numbering="true" text:style-name="L1">
        <text:list-item>
          <text:p text:style-name="P161">During early commits it happens that <text:span text:style-name="T56">one has forgot to commit all files or commit message may got messed up. For this one should first stage those changes and commit again using --ammend option. </text:span></text:p>
          <text:p text:style-name="P162">$ git commit --amend</text:p>
        </text:list-item>
        <text:list-item>
          <text:p text:style-name="P163">With this one will end up with single commit, the second commit replaces the result of the first.</text:p>
        </text:list-item>
        <text:list-item>
          <text:p text:style-name="P164">Lets add README2.txt to the repository again and check log.</text:p>
        </text:list-item>
      </text:list>
      <text:p text:style-name="P85">$ git log</text:p>
      <text:p text:style-name="Standard"><text:span text:style-name="T44">commit 45c4a370f4e79e58b3b377ddf33d9dc64c10ec20 (</text:span><text:span text:style-name="T51">HEAD -&gt; </text:span><text:span text:style-name="T52">master</text:span><text:span text:style-name="T44">)</text:span></text:p>
      <text:p text:style-name="P2">Author: Jayant &lt;jayantjoshi0209@gmail.com&gt;</text:p>
      <text:p text:style-name="P2">Date: <text:s text:c="2"/>Sun Dec 17 12:26:52 2017 +0530</text:p>
      <text:p text:style-name="P2"/>
      <text:p text:style-name="P2"><text:s text:c="4"/>Adding README2.txt again</text:p>
      <text:p text:style-name="P2"/>
      <text:p text:style-name="P21">commit e3e4068702fc39b4a1ff8c8d3156f3e52dd884f8</text:p>
      <text:p text:style-name="P2">Author: Jayant &lt;jayantjoshi0209@gmail.com&gt;</text:p>
      <text:p text:style-name="P2">Date: <text:s text:c="2"/>Sun Dec 17 12:26:01 2017 +0530</text:p>
      <text:p text:style-name="P2"/>
      <text:p text:style-name="P2"><text:s text:c="4"/>adding README2.txt again</text:p>
      <text:p text:style-name="P2"/>
      <text:p text:style-name="P21">commit 9bef986304590eb99f185d1f3341013a81c66bff</text:p>
      <text:p text:style-name="P2">Author: Jayant &lt;jayantjoshi0209@gmail.com&gt;</text:p>
      <text:p text:style-name="P2">Date: <text:s text:c="2"/>Sat Dec 16 12:51:03 2017 +0530</text:p>
      <text:p text:style-name="P2"/>
      <text:p text:style-name="P2"><text:s text:c="4"/>just a plain commit</text:p>
      <text:p text:style-name="P2"/>
      <text:p text:style-name="P21">commit 154e8edce6ca7a115f890ca2bf0fba50d709608e</text:p>
      <text:p text:style-name="P2">Author: Jayant &lt;jayantjoshi0209@gmail.com&gt;</text:p>
      <text:p text:style-name="P2">Date: <text:s text:c="2"/>Sat Dec 16 12:43:16 2017 +0530</text:p>
      <text:p text:style-name="P2"/>
      <text:p text:style-name="P2"><text:soft-page-break/><text:s text:c="4"/>committing README2.txt file</text:p>
      <text:p text:style-name="P2"/>
      <text:p text:style-name="P21">commit 9943dc9e6bfc342af4c1fdc1e7320bf0a590d018</text:p>
      <text:p text:style-name="P2">Author: Jayant &lt;jayantjoshi0209@gmail.com&gt;</text:p>
      <text:p text:style-name="P2">Date: <text:s text:c="2"/>Sat Dec 16 12:17:04 2017 +0530</text:p>
      <text:p text:style-name="P2"/>
      <text:p text:style-name="P2"><text:s text:c="4"/>added changes to README, README1 and contributing.txt file</text:p>
      <text:p text:style-name="P2"/>
      <text:p text:style-name="P21">commit e3144ebccee6f27de126d94ff296a8bf16c178e9</text:p>
      <text:p text:style-name="P2">Author: Jayant &lt;jayantjoshi0209@gmail.com&gt;</text:p>
      <text:p text:style-name="P2">Date: <text:s text:c="2"/>Sun Dec 10 12:38:12 2017 +0530</text:p>
      <text:p text:style-name="P2"/>
      <text:p text:style-name="P2"><text:s text:c="4"/>changes1 and changes2 added</text:p>
      <text:p text:style-name="P2"/>
      <text:p text:style-name="P21">commit 580ec214db580b0ef98c1701758da77cd50d28f0</text:p>
      <text:p text:style-name="P2">Author: Jayant &lt;jayantjoshi0209@gmail.com&gt;</text:p>
      <text:p text:style-name="P2">Date: <text:s text:c="2"/>Sun Dec 10 12:00:43 2017 +0530</text:p>
      <text:p text:style-name="P2"/>
      <text:p text:style-name="P2"><text:s text:c="4"/>adding contributing.txt</text:p>
      <text:p text:style-name="P2"/>
      <text:p text:style-name="P21">commit 411a52f06af4998907eabccb660671a4354fd81b</text:p>
      <text:p text:style-name="P2">Author: Jayant &lt;jayantjoshi0209@gmail.com&gt;</text:p>
      <text:p text:style-name="P2">Date: <text:s text:c="2"/>Sun Dec 10 11:48:52 2017 +0530</text:p>
      <text:p text:style-name="P2"/>
      <text:p text:style-name="P2"><text:s text:c="4"/>LICENSE.txt and README.txt have been added</text:p>
      <text:p text:style-name="P37"/>
      <text:list xml:id="list120331455202629" text:continue-numbering="true" text:style-name="L1">
        <text:list-header>
          <text:p text:style-name="P164">(Note : Above we can see README2.txt committed twice).</text:p>
        </text:list-header>
        <text:list-item>
          <text:p text:style-name="P165">Now lets commit again with amend and change the message with following command.</text:p>
        </text:list-item>
      </text:list>
      <text:p text:style-name="P86">$ git commit --amend -m "second amend"</text:p>
      <text:p text:style-name="P2">[master 7f7499b] second amend</text:p>
      <text:p text:style-name="P2"><text:s/>Date: Sun Dec 17 12:26:52 2017 +0530</text:p>
      <text:p text:style-name="P2"><text:s/>1 file changed, 3 insertions(+)</text:p>
      <text:p text:style-name="P2"><text:s/>create mode 100644 README2.txt</text:p>
      <text:p text:style-name="P2"/>
      <text:p text:style-name="Standard"><text:span text:style-name="T15">Jayant@JayantDELL </text:span><text:span text:style-name="T43">MINGW64 </text:span><text:span text:style-name="T44">/f/Java material/Video tutorials/Machine Learning Courses/CS109/Git/Labs/git Test/my_project</text:span><text:span text:style-name="T39"> (master)</text:span></text:p>
      <text:p text:style-name="P2">$ git log</text:p>
      <text:p text:style-name="Standard"><text:span text:style-name="T44">commit 7f7499bf7154d060c42d38c04adcd449d5ece5e1 (</text:span><text:span text:style-name="T51">HEAD -&gt; </text:span><text:span text:style-name="T52">master</text:span><text:span text:style-name="T44">)</text:span></text:p>
      <text:p text:style-name="P2">Author: Jayant &lt;jayantjoshi0209@gmail.com&gt;</text:p>
      <text:p text:style-name="P2">Date: <text:s text:c="2"/>Sun Dec 17 12:26:52 2017 +0530</text:p>
      <text:p text:style-name="P2"/>
      <text:p text:style-name="P2"><text:s text:c="4"/>second amend</text:p>
      <text:p text:style-name="P2"/>
      <text:p text:style-name="P21">commit e3e4068702fc39b4a1ff8c8d3156f3e52dd884f8</text:p>
      <text:p text:style-name="P2">Author: Jayant &lt;jayantjoshi0209@gmail.com&gt;</text:p>
      <text:p text:style-name="P2">Date: <text:s text:c="2"/>Sun Dec 17 12:26:01 2017 +0530</text:p>
      <text:p text:style-name="P2"/>
      <text:p text:style-name="P2"><text:s text:c="4"/>adding README2.txt again</text:p>
      <text:p text:style-name="P2"/>
      <text:p text:style-name="P21">commit 9bef986304590eb99f185d1f3341013a81c66bff</text:p>
      <text:p text:style-name="P2">Author: Jayant &lt;jayantjoshi0209@gmail.com&gt;</text:p>
      <text:p text:style-name="P2">Date: <text:s text:c="2"/>Sat Dec 16 12:51:03 2017 +0530</text:p>
      <text:p text:style-name="P2"/>
      <text:p text:style-name="P2"><text:s text:c="4"/>just a plain commit</text:p>
      <text:p text:style-name="P2"/>
      <text:p text:style-name="P21">commit 154e8edce6ca7a115f890ca2bf0fba50d709608e</text:p>
      <text:p text:style-name="P2">Author: Jayant &lt;jayantjoshi0209@gmail.com&gt;</text:p>
      <text:p text:style-name="P2">Date: <text:s text:c="2"/>Sat Dec 16 12:43:16 2017 +0530</text:p>
      <text:p text:style-name="P2"/>
      <text:p text:style-name="P2"><text:s text:c="4"/>committing README2.txt file</text:p>
      <text:p text:style-name="P2"/>
      <text:p text:style-name="P21">commit 9943dc9e6bfc342af4c1fdc1e7320bf0a590d018</text:p>
      <text:p text:style-name="P2">Author: Jayant &lt;jayantjoshi0209@gmail.com&gt;</text:p>
      <text:p text:style-name="P2">Date: <text:s text:c="2"/>Sat Dec 16 12:17:04 2017 +0530</text:p>
      <text:p text:style-name="P2"/>
      <text:p text:style-name="P2"><text:s text:c="4"/>added changes to README, README1 and contributing.txt file</text:p>
      <text:p text:style-name="P2"/>
      <text:p text:style-name="P21">commit e3144ebccee6f27de126d94ff296a8bf16c178e9</text:p>
      <text:p text:style-name="P2">Author: Jayant &lt;jayantjoshi0209@gmail.com&gt;</text:p>
      <text:p text:style-name="P2">Date: <text:s text:c="2"/>Sun Dec 10 12:38:12 2017 +0530</text:p>
      <text:p text:style-name="P2"/>
      <text:p text:style-name="P2"><text:s text:c="4"/>changes1 and changes2 added</text:p>
      <text:p text:style-name="P2"/>
      <text:p text:style-name="P21">commit 580ec214db580b0ef98c1701758da77cd50d28f0</text:p>
      <text:p text:style-name="P2">Author: Jayant &lt;jayantjoshi0209@gmail.com&gt;</text:p>
      <text:p text:style-name="P2">Date: <text:s text:c="2"/>Sun Dec 10 12:00:43 2017 +0530</text:p>
      <text:p text:style-name="P2"/>
      <text:p text:style-name="P2"><text:s text:c="4"/>adding contributing.txt</text:p>
      <text:p text:style-name="P2"/>
      <text:p text:style-name="P21">commit 411a52f06af4998907eabccb660671a4354fd81b</text:p>
      <text:p text:style-name="P2">Author: Jayant &lt;jayantjoshi0209@gmail.com&gt;</text:p>
      <text:p text:style-name="P2">Date: <text:s text:c="2"/>Sun Dec 10 11:48:52 2017 +0530</text:p>
      <text:p text:style-name="P2"/>
      <text:p text:style-name="P2"><text:s text:c="4"/>LICENSE.txt and README.txt have been added</text:p>
      <text:p text:style-name="P38"/>
      <text:p text:style-name="P38"><text:soft-page-break/></text:p>
      <text:list xml:id="list120331471189215" text:continue-numbering="true" text:style-name="L1">
        <text:list-header>
          <text:p text:style-name="P182">Unstaging a <text:span text:style-name="T57">staged </text:span>file</text:p>
        </text:list-header>
        <text:list-item>
          <text:p text:style-name="P174">Lets we have two files File1.txt and File2.txt. Both committed to my_project directory.</text:p>
        </text:list-item>
        <text:list-item>
          <text:p text:style-name="P174">Right now we want to only commit File1.txt. But we have used command </text:p>
          <text:p text:style-name="P194">$ git add * </text:p>
          <text:p text:style-name="P175"><text:span text:style-name="T64">So now the status will be </text:span></text:p>
        </text:list-item>
      </text:list>
      <text:p text:style-name="P176"><text:span text:style-name="T13">$ git status</text:span></text:p>
      <text:p text:style-name="Standard"><text:span text:style-name="T13">On branch master</text:span></text:p>
      <text:p text:style-name="Standard"><text:span text:style-name="T13">Changes to be committed:</text:span></text:p>
      <text:p text:style-name="Standard"><text:span text:style-name="T13"><text:s text:c="2"/>(use "git reset HEAD &lt;file&gt;..." to unstage)</text:span></text:p>
      <text:p text:style-name="P2"/>
      <text:p text:style-name="Standard"><text:span text:style-name="T13"><text:s text:c="8"/></text:span><text:span text:style-name="T15">new file: <text:s text:c="2"/>File1.txt</text:span></text:p>
      <text:p text:style-name="P8"><text:span text:style-name="T13"><text:s text:c="8"/></text:span><text:span text:style-name="T15">new file: <text:s text:c="2"/>File2.txt</text:span></text:p>
      <text:list xml:id="list120331471192068" text:continue-numbering="true" text:style-name="L1">
        <text:list-item>
          <text:p text:style-name="P175">Now to unstage File2.txt we should use command</text:p>
          <text:p text:style-name="P174"><text:span text:style-name="T13">$ git reset HEAD File2.txt</text:span></text:p>
        </text:list-item>
        <text:list-item>
          <text:p text:style-name="P177">Now lets check status again</text:p>
        </text:list-item>
      </text:list>
      <text:p text:style-name="P178"><text:span text:style-name="T13">$ git status</text:span></text:p>
      <text:p text:style-name="Standard"><text:span text:style-name="T13">On branch master</text:span></text:p>
      <text:p text:style-name="Standard"><text:span text:style-name="T13">Changes to be committed:</text:span></text:p>
      <text:p text:style-name="Standard"><text:span text:style-name="T13"><text:s text:c="2"/>(use "git reset HEAD &lt;file&gt;..." to unstage)</text:span></text:p>
      <text:p text:style-name="P2"/>
      <text:p text:style-name="Standard"><text:span text:style-name="T13"><text:s text:c="8"/></text:span><text:span text:style-name="T15">new file: <text:s text:c="2"/>File1.txt</text:span></text:p>
      <text:p text:style-name="P13"/>
      <text:p text:style-name="Standard"><text:span text:style-name="T13">Untracked files:</text:span></text:p>
      <text:p text:style-name="Standard"><text:span text:style-name="T13"><text:s text:c="2"/>(use "git add &lt;file&gt;..." to include in what will be committed)</text:span></text:p>
      <text:p text:style-name="P2"/>
      <text:p text:style-name="Standard"><text:span text:style-name="T13"><text:s text:c="8"/></text:span><text:span text:style-name="T23">File2.txt</text:span></text:p>
      <text:p text:style-name="P178"/>
      <text:list xml:id="list120331471199787" text:continue-numbering="true" text:style-name="L1">
        <text:list-item>
          <text:p text:style-name="P179">Command '$ git status –hard' not only unstage but removes all staged file from local drive too. Hence one should use it carefully.</text:p>
        </text:list-item>
        <text:list-item>
          <text:p text:style-name="P179">There are many options to use with reset.</text:p>
        </text:list-item>
      </text:list>
      <text:p text:style-name="P40"/>
      <text:p text:style-name="P53">Unmodifying a modified file</text:p>
      <text:list xml:id="list120331471202470" text:continue-numbering="true" text:style-name="L1">
        <text:list-item>
          <text:p text:style-name="P166">Lets one have made change to README2.txt file. To revert them he should use command</text:p>
          <text:p text:style-name="P166">git checkout -- README.txt </text:p>
          <text:p text:style-name="P166">Lets see the example below. Lets modify README2.txt and see the status</text:p>
        </text:list-item>
      </text:list>
      <text:p text:style-name="P87">$ git status</text:p>
      <text:p text:style-name="P2">On branch master</text:p>
      <text:p text:style-name="P2">Changes not staged for commit:</text:p>
      <text:p text:style-name="P2"><text:s text:c="2"/>(use "git add &lt;file&gt;..." to update what will be committed)</text:p>
      <text:p text:style-name="P2"><text:s text:c="2"/>(use "git checkout -- &lt;file&gt;..." to discard changes in working directory)</text:p>
      <text:p text:style-name="P3"/>
      <text:p text:style-name="P8"><text:span text:style-name="T13"><text:s text:c="8"/></text:span><text:span text:style-name="T23">modified: <text:s text:c="2"/>README2.txt</text:span></text:p>
      <text:list xml:id="list120331471171411" text:continue-numbering="true" text:style-name="L1">
        <text:list-item>
          <text:p text:style-name="P166">Lets revert them using command mentioned above then we have</text:p>
        </text:list-item>
      </text:list>
      <text:p text:style-name="P39"><text:span text:style-name="T15">Jayant@JayantDELL </text:span><text:span text:style-name="T43">MINGW64 </text:span><text:span text:style-name="T44">/f/Java material/Video tutorials/Machine Learning Courses/CS109/Git/Labs/git Test/my_project</text:span><text:span text:style-name="T39"> (master)</text:span></text:p>
      <text:p text:style-name="P2">$ git checkout -- README2.txt</text:p>
      <text:p text:style-name="P2"/>
      <text:p text:style-name="Standard"><text:span text:style-name="T15">Jayant@JayantDELL </text:span><text:span text:style-name="T43">MINGW64 </text:span><text:span text:style-name="T44">/f/Java material/Video tutorials/Machine Learning Courses/CS109/Git/Labs/git Test/my_project</text:span><text:span text:style-name="T39"> (master)</text:span></text:p>
      <text:p text:style-name="P2">$ git status</text:p>
      <text:p text:style-name="P2">On branch master</text:p>
      <text:p text:style-name="P3">nothing to commit, working tree clean</text:p>
      <text:list xml:id="list120331471186463" text:continue-numbering="true" text:style-name="L1">
        <text:list-item>
          <text:p text:style-name="P166">Here we can see nothing there to commit and if we open the file README2.txt we will find that changes are completely gone. <text:span text:style-name="T58">Hence 'checkout' is a dangerous command, any changes made to file are completely gone.</text:span></text:p>
        </text:list-item>
      </text:list>
      <text:p text:style-name="P36"/>
      <text:p text:style-name="P36"><text:soft-page-break/></text:p>
      <text:p text:style-name="P54">Working With Remotes</text:p>
      <text:list xml:id="list120331471178159" text:continue-numbering="true" text:style-name="L1">
        <text:list-item>
          <text:p text:style-name="P167">When some one clones a repository then by default it is called as origin in git. </text:p>
        </text:list-item>
        <text:list-item>
          <text:p text:style-name="P167">When one adds or modified a file in cloned repository then after committing he can PUSH this work to the remote(origin) using command</text:p>
          <text:p text:style-name="P186">$ git push origin master</text:p>
        </text:list-item>
        <text:list-item>
          <text:p text:style-name="P168">If something has been added/modified in the remote directory then he first needs to pull/merge the latest update and then push his modified work to the remote. For pulling we have command</text:p>
          <text:p text:style-name="P187">$ git pull &lt;url&gt;</text:p>
        </text:list-item>
        <text:list-item>
          <text:p text:style-name="P169">One can check the all remote directories details using command</text:p>
          <text:p text:style-name="P188">$ git remote -v</text:p>
        </text:list-item>
        <text:list-item>
          <text:p text:style-name="P170">On<text:span text:style-name="T59">e can add a remote directory using command(in case its not cloned)</text:span></text:p>
          <text:p text:style-name="P188">$ git remote add &lt;rem dire name&gt; “&lt;url&gt;”</text:p>
        </text:list-item>
        <text:list-item>
          <text:p text:style-name="P171">By using above command one can add many remote directories where he wants to push <text:span text:style-name="T60">same work.</text:span></text:p>
        </text:list-item>
        <text:list-item>
          <text:p text:style-name="P172">One can push same work to the multiple repositories provided all repositories have same commit history. For example one can create Repository1 and file1.txt locally. Then he creates two repositories Repository2 and Repository3 on github(internet). He can add both of them as remote as shown below</text:p>
          <text:p text:style-name="P172"><text:span text:style-name="T62">$ git remote add </text:span><text:span text:style-name="T61">repo2</text:span><text:span text:style-name="T62"> “</text:span><text:span text:style-name="T61">https://github.com/JayJosh2k09/Repository</text:span><text:span text:style-name="T63">2.git</text:span><text:span text:style-name="T62">”</text:span></text:p>
          <text:p text:style-name="P172"><text:span text:style-name="T61">$ git remote add repo3 “https://github.com/JayJosh2k09/Repo</text:span><text:span text:style-name="T63">sitory3.git</text:span><text:span text:style-name="T61">”</text:span></text:p>
        </text:list-item>
        <text:list-item>
          <text:p text:style-name="P173">and then one can push his work to both of them using command</text:p>
          <text:p text:style-name="P193">$ git push repo2 master</text:p>
          <text:p text:style-name="P193">$ git push repo3 master</text:p>
          <text:p text:style-name="P17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ucida Console1" svg:font-family="'Lucida Console'" style:font-family-generic="roman"/>
    <style:font-face style:name="Lucida Console" svg:font-family="'Lucida Console'"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2in" fo:margin-bottom="0.2in" fo:margin-left="0.5in" fo:margin-right="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8:31:02.559000000</meta:creation-date>
    <dc:date>2017-12-23T12:03:31.169000000</dc:date>
    <meta:editing-duration>P2DT14H53M7S</meta:editing-duration>
    <meta:editing-cycles>176</meta:editing-cycles>
    <meta:generator>LibreOffice/4.2.4.2$Windows_x86 LibreOffice_project/63150712c6d317d27ce2db16eb94c2f3d7b699f8</meta:generator>
    <meta:document-statistic meta:table-count="0" meta:image-count="1" meta:object-count="0" meta:page-count="13" meta:paragraph-count="570" meta:word-count="4159" meta:character-count="27254" meta:non-whitespace-character-count="23159"/>
  </office:meta>
</office:document-meta>
</file>